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宋体"/>
    <style:font-face style:name="NimbusRomNo9L-Regu" svg:font-family="NimbusRomNo9L-Regu, 'Times New Roman'"/>
    <style:font-face style:name="OpenSymbol" svg:font-family="OpenSymbol, 宋体"/>
    <style:font-face style:name="DejaVu Sans Mono" svg:font-family="'DejaVu Sans Mono', 宋体" style:font-family-generic="modern"/>
    <style:font-face style:name="长城楷体" svg:font-family="长城楷体, 宋体" style:font-family-generic="modern"/>
    <style:font-face style:name="黑体" svg:font-family="黑体, SimHei" style:font-family-generic="modern"/>
    <style:font-face style:name="DejaVu Sans1" svg:font-family="'DejaVu Sans'" style:font-family-generic="swiss"/>
    <style:font-face style:name="DejaVu Sans" svg:font-family="'DejaVu Sans', 宋体" style:font-family-generic="swiss"/>
    <style:font-face style:name="Liberation Sans" svg:font-family="'Liberation Sans', 宋体" style:font-family-generic="swiss"/>
    <style:font-face style:name="DejaVu Sans3" svg:font-family="'DejaVu Sans'" style:font-pitch="variable"/>
    <style:font-face style:name="宋体" svg:font-family="宋体, SimSun" style:font-pitch="variable"/>
    <style:font-face style:name="AR PL UMing CN" svg:font-family="'AR PL UMing CN'"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03cm" fo:text-indent="0cm" style:auto-text-indent="false" style:text-autospace="none">
        <style:tab-stops>
          <style:tab-stop style:position="0.847cm"/>
        </style:tab-stops>
      </style:paragraph-properties>
      <style:text-properties fo:font-size="12pt" style:font-size-asian="12pt" style:font-size-complex="11pt"/>
    </style:style>
    <style:style style:name="P2"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size-asian="12pt" style:font-size-complex="11pt"/>
    </style:style>
    <style:style style:name="P3" style:family="paragraph" style:parent-style-name="Standard">
      <style:paragraph-properties fo:margin-left="0cm" fo:margin-right="0.03cm" fo:text-indent="0cm" style:auto-text-indent="false" style:text-autospace="none">
        <style:tab-stops>
          <style:tab-stop style:position="1.27cm"/>
        </style:tab-stops>
      </style:paragraph-properties>
    </style:style>
    <style:style style:name="P4" style:family="paragraph" style:parent-style-name="Standard">
      <style:paragraph-properties style:text-autospace="none"/>
    </style:style>
    <style:style style:name="P5"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0.5pt" style:font-size-asian="10.5pt" style:font-size-complex="10.5pt"/>
    </style:style>
    <style:style style:name="P6" style:family="paragraph" style:parent-style-name="Standard">
      <style:paragraph-properties style:text-autospace="none"/>
      <style:text-properties officeooo:paragraph-rsid="001c16e2"/>
    </style:style>
    <style:style style:name="P7"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name-asian="Times New Roman" style:font-size-asian="12pt" style:font-size-complex="11pt"/>
    </style:style>
    <style:style style:name="P8"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e7a74"/>
    </style:style>
    <style:style style:name="P9"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150221"/>
    </style:style>
    <style:style style:name="P10"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152077"/>
    </style:style>
    <style:style style:name="P11"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rsid="00105c79" officeooo:paragraph-rsid="000e7a74" style:font-size-asian="12pt" style:font-size-complex="11pt"/>
    </style:style>
    <style:style style:name="P12"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105c79"/>
    </style:style>
    <style:style style:name="P13"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rsid="00105c79" officeooo:paragraph-rsid="00105c79" style:font-size-asian="12pt" style:font-size-complex="11pt"/>
    </style:style>
    <style:style style:name="P14"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paragraph-rsid="00150221" style:font-size-asian="12pt" style:font-size-complex="11pt"/>
    </style:style>
    <style:style style:name="P15" style:family="paragraph" style:parent-style-name="Header">
      <style:text-properties style:font-name-asian="宋体"/>
    </style:style>
    <style:style style:name="P16" style:family="paragraph" style:parent-style-name="Header">
      <style:paragraph-properties fo:text-align="end" style:justify-single-word="false" fo:padding-left="0cm" fo:padding-right="0cm" fo:padding-top="0.035cm" fo:padding-bottom="0cm" fo:border-left="none" fo:border-right="none" fo:border-top="0.51pt solid #000000" fo:border-bottom="none"/>
      <style:text-properties fo:font-size="14pt" style:font-size-asian="14pt"/>
    </style:style>
    <style:style style:name="P17" style:family="paragraph" style:parent-style-name="Standard">
      <style:paragraph-properties fo:margin-left="0cm" fo:margin-right="0.03cm" fo:text-indent="0cm" style:auto-text-indent="false" style:text-autospace="none">
        <style:tab-stops>
          <style:tab-stop style:position="0.847cm"/>
        </style:tab-stops>
      </style:paragraph-properties>
    </style:style>
    <style:style style:name="P18"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size-asian="12pt" style:font-size-complex="11pt"/>
    </style:style>
    <style:style style:name="P19"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name-asian="Times New Roman" style:font-size-asian="12pt" style:font-size-complex="12pt"/>
    </style:style>
    <style:style style:name="P20"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name-asian="Times New Roman" style:font-size-asian="12pt" style:font-size-complex="11pt"/>
    </style:style>
    <style:style style:name="P21"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name-asian="宋体" style:font-size-asian="12pt" style:font-size-complex="11pt"/>
    </style:style>
    <style:style style:name="P22" style:family="paragraph" style:parent-style-name="Standard">
      <style:paragraph-properties fo:margin-left="0cm" fo:margin-right="0.03cm" fo:text-indent="0cm" style:auto-text-indent="false" style:text-autospace="none">
        <style:tab-stops>
          <style:tab-stop style:position="1.27cm"/>
        </style:tab-stops>
      </style:paragraph-properties>
    </style:style>
    <style:style style:name="P23"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de1c7"/>
    </style:style>
    <style:style style:name="P24"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e7a74"/>
    </style:style>
    <style:style style:name="P25"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font-name="宋体" style:font-name-asian="宋体" style:font-name-complex="宋体"/>
    </style:style>
    <style:style style:name="P26"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font-name="宋体" style:font-name-complex="宋体"/>
    </style:style>
    <style:style style:name="P27"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font-name-asian="宋体"/>
    </style:style>
    <style:style style:name="P28" style:family="paragraph" style:parent-style-name="Standard">
      <style:paragraph-properties fo:margin-left="0cm" fo:margin-right="0.03cm" fo:text-indent="0cm" style:auto-text-indent="false" style:text-autospace="none">
        <style:tab-stops>
          <style:tab-stop style:position="0.723cm"/>
        </style:tab-stops>
      </style:paragraph-properties>
      <style:text-properties style:font-name-asian="宋体"/>
    </style:style>
    <style:style style:name="P29" style:family="paragraph" style:parent-style-name="Standard">
      <style:paragraph-properties fo:margin-left="0cm" fo:margin-right="0.03cm" fo:text-align="center" style:justify-single-word="false" fo:text-indent="0cm" style:auto-text-indent="false" style:text-autospace="none"/>
      <style:text-properties style:font-name-asian="Times New Roman"/>
    </style:style>
    <style:style style:name="P30" style:family="paragraph" style:parent-style-name="Standard">
      <style:paragraph-properties style:text-autospace="none"/>
    </style:style>
    <style:style style:name="P31" style:family="paragraph" style:parent-style-name="Standard">
      <style:paragraph-properties style:vertical-align="baseline"/>
    </style:style>
    <style:style style:name="P32" style:family="paragraph" style:parent-style-name="Standard">
      <style:paragraph-properties fo:break-before="page" style:vertical-align="baseline"/>
      <style:text-properties fo:font-size="14pt" style:font-size-asian="14pt" style:font-size-complex="12pt"/>
    </style:style>
    <style:style style:name="P33" style:family="paragraph" style:parent-style-name="Endnote">
      <style:paragraph-properties fo:break-before="page"/>
    </style:style>
    <style:style style:name="P34"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size-asian="12pt" style:font-size-complex="11pt"/>
    </style:style>
    <style:style style:name="P35"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paragraph-rsid="0019a8c8" style:font-size-asian="12pt" style:font-size-complex="11pt"/>
    </style:style>
    <style:style style:name="P36"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paragraph-rsid="00150221" style:font-size-asian="12pt" style:font-size-complex="11pt"/>
    </style:style>
    <style:style style:name="P37" style:family="paragraph" style:parent-style-name="Standard">
      <style:paragraph-properties fo:margin-left="0cm" fo:margin-right="0.03cm" fo:text-indent="0cm" style:auto-text-indent="false" style:text-autospace="none">
        <style:tab-stops>
          <style:tab-stop style:position="0.847cm"/>
        </style:tab-stops>
      </style:paragraph-properties>
      <style:text-properties fo:font-size="12pt" style:font-size-asian="12pt" style:font-size-complex="11pt"/>
    </style:style>
    <style:style style:name="P38"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rsid="000de1c7" officeooo:paragraph-rsid="000de1c7" style:font-size-asian="12pt" style:font-size-complex="11pt"/>
    </style:style>
    <style:style style:name="P39"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rsid="00105c79" officeooo:paragraph-rsid="000e7a74" style:font-size-asian="12pt" style:font-size-complex="11pt"/>
    </style:style>
    <style:style style:name="P40"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rsid="00105c79" officeooo:paragraph-rsid="00105c79" style:font-size-asian="12pt" style:font-size-complex="11pt"/>
    </style:style>
    <style:style style:name="P41"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name-asian="Times New Roman" style:font-size-asian="12pt" style:font-size-complex="11pt"/>
    </style:style>
    <style:style style:name="P42" style:family="paragraph" style:parent-style-name="Standard">
      <style:paragraph-properties fo:margin-left="0cm" fo:margin-right="0.03cm" fo:text-align="center" style:justify-single-word="false" fo:text-indent="0cm" style:auto-text-indent="false" style:text-autospace="none"/>
      <style:text-properties fo:font-size="12pt" style:font-name-asian="宋体" style:font-size-asian="12pt" style:font-size-complex="12pt"/>
    </style:style>
    <style:style style:name="P43"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name-asian="宋体" style:font-size-asian="12pt" style:font-size-complex="12pt"/>
    </style:style>
    <style:style style:name="P44"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0.5pt" style:font-size-asian="10.5pt" style:font-size-complex="10.5pt"/>
    </style:style>
    <style:style style:name="P45"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font-name="宋体" style:font-name-asian="宋体" style:font-name-complex="宋体"/>
    </style:style>
    <style:style style:name="P46" style:family="paragraph" style:parent-style-name="Standard">
      <style:paragraph-properties fo:margin-left="0cm" fo:margin-right="0.03cm" fo:text-indent="0cm" style:auto-text-indent="false" style:text-autospace="none">
        <style:tab-stops>
          <style:tab-stop style:position="1.27cm"/>
        </style:tab-stops>
      </style:paragraph-properties>
    </style:style>
    <style:style style:name="P47"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105c79"/>
    </style:style>
    <style:style style:name="P48"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e7a74"/>
    </style:style>
    <style:style style:name="P49"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150221"/>
    </style:style>
    <style:style style:name="P50"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152077"/>
    </style:style>
    <style:style style:name="P51" style:family="paragraph" style:parent-style-name="Standard">
      <style:paragraph-properties style:text-autospace="none"/>
    </style:style>
    <style:style style:name="P52" style:family="paragraph" style:parent-style-name="Standard">
      <style:paragraph-properties style:text-autospace="none"/>
      <style:text-properties officeooo:paragraph-rsid="001c16e2"/>
    </style:style>
    <style:style style:name="P53" style:family="paragraph" style:parent-style-name="Standard" style:master-page-name="Standard">
      <style:paragraph-properties style:page-number="1"/>
      <style:text-properties fo:font-size="20pt" fo:font-weight="bold" style:letter-kerning="true" style:font-name-asian="长城楷体" style:font-size-asian="20pt" style:font-weight-asian="bold"/>
    </style:style>
    <style:style style:name="P54" style:family="paragraph" style:parent-style-name="Endnote">
      <style:text-properties officeooo:rsid="000cc1c9" officeooo:paragraph-rsid="000cc1c9"/>
    </style:style>
    <style:style style:name="P55" style:family="paragraph">
      <style:paragraph-properties fo:text-align="start" style:writing-mode="lr-tb"/>
    </style:style>
    <style:style style:name="P56" style:family="paragraph">
      <style:paragraph-properties style:line-height-at-least="0cm" fo:text-align="justify" style:writing-mode="lr-tb"/>
    </style:style>
    <style:style style:name="P57" style:family="paragraph">
      <style:paragraph-properties style:line-height-at-least="0cm" fo:text-align="center" style:writing-mode="lr-tb"/>
    </style:style>
    <style:style style:name="P58" style:family="paragraph">
      <style:paragraph-properties fo:text-align="center" style:writing-mode="lr-tb"/>
    </style:style>
    <style:style style:name="P59" style:family="paragraph">
      <style:paragraph-properties style:writing-mode="lr-tb"/>
    </style:style>
    <style:style style:name="T1" style:family="text">
      <style:text-properties style:font-name-asian="宋体"/>
    </style:style>
    <style:style style:name="T2" style:family="text">
      <style:text-properties style:text-position="super 58%"/>
    </style:style>
    <style:style style:name="T3" style:family="text">
      <style:text-properties style:font-name-asian="Times New Roman"/>
    </style:style>
    <style:style style:name="T4" style:family="text">
      <style:text-properties fo:font-size="12pt" style:font-size-asian="12pt" style:font-size-complex="11pt"/>
    </style:style>
    <style:style style:name="T5" style:family="text">
      <style:text-properties fo:font-size="12pt" style:font-name-asian="宋体" style:font-size-asian="12pt" style:font-size-complex="11pt"/>
    </style:style>
    <style:style style:name="T6" style:family="text">
      <style:text-properties fo:font-size="12pt" style:font-name-asian="Times New Roman" style:font-size-asian="12pt" style:font-size-complex="11pt"/>
    </style:style>
    <style:style style:name="T7" style:family="text">
      <style:text-properties style:text-position="0% 100%" fo:font-size="12pt" style:font-size-asian="12pt" style:font-size-complex="11pt"/>
    </style:style>
    <style:style style:name="T8" style:family="text"/>
    <style:style style:name="T9" style:family="text">
      <style:text-properties fo:color="#434343" style:font-name="Arial" fo:font-size="10.5pt" style:font-size-asian="10.5pt" style:font-name-complex="Arial" style:font-size-complex="11pt"/>
    </style:style>
    <style:style style:name="T10" style:family="text">
      <style:text-properties fo:font-size="12pt" officeooo:rsid="000e7a74" style:font-size-asian="12pt" style:font-size-complex="11pt"/>
    </style:style>
    <style:style style:name="T11" style:family="text">
      <style:text-properties fo:font-size="12pt" officeooo:rsid="000de1c7" style:font-size-asian="12pt" style:font-size-complex="11pt"/>
    </style:style>
    <style:style style:name="T12" style:family="text">
      <style:text-properties fo:font-size="12pt" officeooo:rsid="00150221" style:font-size-asian="12pt" style:font-size-complex="11pt"/>
    </style:style>
    <style:style style:name="T13" style:family="text">
      <style:text-properties fo:font-size="12pt" officeooo:rsid="0011da4c" style:font-size-asian="12pt" style:font-size-complex="11pt"/>
    </style:style>
    <style:style style:name="T14" style:family="text">
      <style:text-properties fo:font-size="12pt" officeooo:rsid="0013b7fb" style:font-size-asian="12pt" style:font-size-complex="11pt"/>
    </style:style>
    <style:style style:name="T15" style:family="text">
      <style:text-properties fo:font-size="12pt" officeooo:rsid="000f83b7" style:font-size-asian="12pt" style:font-size-complex="11pt"/>
    </style:style>
    <style:style style:name="T16" style:family="text">
      <style:text-properties style:use-window-font-color="true" style:font-name="Times New Roman" fo:font-size="12pt" officeooo:rsid="000f83b7" style:font-name-asian="宋体" style:font-size-asian="12pt" style:font-name-complex="Times New Roman" style:font-size-complex="11pt" style:language-complex="hi" style:country-complex="IN"/>
    </style:style>
    <style:style style:name="T17" style:family="text">
      <style:text-properties fo:font-variant="normal" fo:text-transform="none" style:use-window-font-color="true" style:font-name="Times New Roman" fo:font-size="12pt" fo:letter-spacing="normal" fo:font-style="normal" fo:font-weight="normal" officeooo:rsid="000f83b7" style:font-name-asian="宋体" style:font-size-asian="12pt" style:font-weight-asian="normal" style:font-name-complex="Times New Roman" style:font-size-complex="11pt" style:language-complex="hi" style:country-complex="IN" style:font-weight-complex="normal"/>
    </style:style>
    <style:style style:name="T18" style:family="text">
      <style:text-properties fo:font-variant="normal" fo:text-transform="none" style:use-window-font-color="true" style:font-name="Times New Roman" fo:font-size="12pt" fo:letter-spacing="normal" fo:font-style="normal" fo:font-weight="normal" officeooo:rsid="00150221" style:font-name-asian="宋体" style:font-size-asian="12pt" style:font-weight-asian="normal" style:font-name-complex="Times New Roman" style:font-size-complex="11pt" style:language-complex="hi" style:country-complex="IN" style:font-weight-complex="normal"/>
    </style:style>
    <style:style style:name="T19" style:family="text">
      <style:text-properties fo:font-variant="normal" fo:text-transform="none" style:use-window-font-color="true" style:font-name="Times New Roman" fo:font-size="12pt" fo:letter-spacing="normal" fo:font-style="normal" fo:font-weight="normal" officeooo:rsid="000de1c7" style:font-name-asian="宋体" style:font-size-asian="12pt" style:font-weight-asian="normal" style:font-name-complex="Times New Roman" style:font-size-complex="11pt" style:language-complex="hi" style:country-complex="IN" style:font-weight-complex="normal"/>
    </style:style>
    <style:style style:name="T20" style:family="text">
      <style:text-properties fo:font-size="12pt" officeooo:rsid="00152077" style:font-size-asian="12pt" style:font-size-complex="11pt"/>
    </style:style>
    <style:style style:name="T21" style:family="text">
      <style:text-properties fo:font-size="12pt" officeooo:rsid="00105c79" style:font-size-asian="12pt" style:font-size-complex="11pt"/>
    </style:style>
    <style:style style:name="T22" style:family="text">
      <style:text-properties fo:font-size="12pt" officeooo:rsid="001761b6" style:font-size-asian="12pt" style:font-size-complex="11pt"/>
    </style:style>
    <style:style style:name="T23" style:family="text">
      <style:text-properties fo:font-size="12pt" style:font-name-asian="宋体" style:font-size-asian="12pt" style:font-size-complex="11pt"/>
    </style:style>
    <style:style style:name="T24" style:family="text">
      <style:text-properties fo:font-size="12pt" style:font-name-asian="宋体" style:font-size-asian="12pt" style:font-size-complex="12pt"/>
    </style:style>
    <style:style style:name="T25" style:family="text">
      <style:text-properties fo:font-size="12pt" style:font-size-asian="12pt" style:font-size-complex="11pt"/>
    </style:style>
    <style:style style:name="T26" style:family="text">
      <style:text-properties fo:font-size="12pt" officeooo:rsid="000cc1c9" style:font-size-asian="12pt" style:font-size-complex="11pt"/>
    </style:style>
    <style:style style:name="T27" style:family="text">
      <style:text-properties fo:font-size="12pt" officeooo:rsid="000de1c7" style:font-size-asian="12pt" style:font-size-complex="11pt"/>
    </style:style>
    <style:style style:name="T28" style:family="text">
      <style:text-properties fo:font-size="12pt" officeooo:rsid="000e7a74" style:font-size-asian="12pt" style:font-size-complex="11pt"/>
    </style:style>
    <style:style style:name="T29" style:family="text">
      <style:text-properties fo:font-size="12pt" officeooo:rsid="000f83b7" style:font-size-asian="12pt" style:font-size-complex="11pt"/>
    </style:style>
    <style:style style:name="T30" style:family="text">
      <style:text-properties fo:font-size="12pt" officeooo:rsid="00105c79" style:font-size-asian="12pt" style:font-size-complex="11pt"/>
    </style:style>
    <style:style style:name="T31" style:family="text">
      <style:text-properties fo:font-size="12pt" officeooo:rsid="0011da4c" style:font-size-asian="12pt" style:font-size-complex="11pt"/>
    </style:style>
    <style:style style:name="T32" style:family="text">
      <style:text-properties fo:font-size="12pt" officeooo:rsid="0013b7fb" style:font-size-asian="12pt" style:font-size-complex="11pt"/>
    </style:style>
    <style:style style:name="T33" style:family="text">
      <style:text-properties fo:font-size="12pt" officeooo:rsid="00150221" style:font-size-asian="12pt" style:font-size-complex="11pt"/>
    </style:style>
    <style:style style:name="T34" style:family="text">
      <style:text-properties fo:font-size="12pt" officeooo:rsid="00152077" style:font-size-asian="12pt" style:font-size-complex="11pt"/>
    </style:style>
    <style:style style:name="T35" style:family="text">
      <style:text-properties fo:font-size="12pt" officeooo:rsid="001761b6" style:font-size-asian="12pt" style:font-size-complex="11pt"/>
    </style:style>
    <style:style style:name="T36" style:family="text">
      <style:text-properties fo:font-size="12pt" officeooo:rsid="001c16e2" style:font-size-asian="12pt" style:font-size-complex="11pt"/>
    </style:style>
    <style:style style:name="T37" style:family="text">
      <style:text-properties fo:font-size="12pt" officeooo:rsid="001d6239" style:font-size-asian="12pt" style:font-size-complex="11pt"/>
    </style:style>
    <style:style style:name="T38" style:family="text">
      <style:text-properties fo:font-size="12pt" style:font-name-asian="Times New Roman" style:font-size-asian="12pt" style:font-size-complex="11pt"/>
    </style:style>
    <style:style style:name="T39" style:family="text">
      <style:text-properties fo:font-size="12pt" fo:font-style="italic" style:font-size-asian="12pt" style:font-style-asian="italic" style:font-style-complex="italic"/>
    </style:style>
    <style:style style:name="T40" style:family="text">
      <style:text-properties fo:font-size="12pt" fo:background-color="#ffff00" style:font-size-asian="12pt" style:font-size-complex="11pt"/>
    </style:style>
    <style:style style:name="T41" style:family="text">
      <style:text-properties fo:font-size="12pt" officeooo:rsid="001b6a2b" fo:background-color="#ffff00" style:font-size-asian="12pt" style:font-size-complex="11pt"/>
    </style:style>
    <style:style style:name="T42" style:family="text">
      <style:text-properties style:font-name-asian="Times New Roman"/>
    </style:style>
    <style:style style:name="T43" style:family="text">
      <style:text-properties style:text-position="super 58%"/>
    </style:style>
    <style:style style:name="T44" style:family="text">
      <style:text-properties style:text-position="super 58%" fo:font-size="12pt" style:font-size-asian="12pt" style:font-size-complex="11pt"/>
    </style:style>
    <style:style style:name="T45" style:family="text">
      <style:text-properties fo:font-size="10.5pt" style:font-size-asian="10.5pt" style:font-size-complex="10.5pt"/>
    </style:style>
    <style:style style:name="T46" style:family="text">
      <style:text-properties fo:font-size="10.5pt" style:font-size-asian="10.5pt" style:font-size-complex="11pt"/>
    </style:style>
    <style:style style:name="T47" style:family="text">
      <style:text-properties fo:font-size="10.5pt" style:font-name-asian="宋体" style:font-size-asian="10.5pt" style:font-size-complex="11pt"/>
    </style:style>
    <style:style style:name="T48" style:family="text">
      <style:text-properties fo:font-size="10.5pt" style:font-name-asian="Times New Roman" style:font-size-asian="10.5pt" style:font-size-complex="11pt"/>
    </style:style>
    <style:style style:name="T49" style:family="text">
      <style:text-properties fo:color="#434343" style:font-name="Arial" fo:font-size="10.5pt" style:font-size-asian="10.5pt" style:font-name-complex="Arial" style:font-size-complex="11pt"/>
    </style:style>
    <style:style style:name="T50" style:family="text">
      <style:text-properties fo:font-size="20pt" fo:font-weight="bold" style:letter-kerning="true" style:font-name-asian="长城楷体" style:font-size-asian="20pt" style:font-weight-asian="bold"/>
    </style:style>
    <style:style style:name="T51" style:family="text">
      <style:text-properties fo:font-size="20pt" fo:font-weight="bold" style:letter-kerning="true" style:font-name-asian="宋体" style:font-size-asian="20pt" style:font-weight-asian="bold"/>
    </style:style>
    <style:style style:name="T52" style:family="text">
      <style:text-properties style:font-name-asian="宋体"/>
    </style:style>
    <style:style style:name="T53" style:family="text">
      <style:text-properties style:font-name="黑体" style:font-name-asian="黑体" style:font-name-complex="黑体"/>
    </style:style>
    <style:style style:name="T54" style:family="text">
      <style:text-properties style:font-name="宋体" style:font-name-asian="宋体" style:font-name-complex="宋体"/>
    </style:style>
    <style:style style:name="T55" style:family="text">
      <style:text-properties style:font-size-complex="11pt"/>
    </style:style>
    <style:style style:name="T56" style:family="text">
      <style:text-properties style:font-size-complex="10.5pt"/>
    </style:style>
    <style:style style:name="T57" style:family="text">
      <style:text-properties text:display="true"/>
    </style:style>
    <style:style style:name="T58" style:family="text">
      <style:text-properties style:text-position="0% 100%" fo:font-size="12pt" style:font-size-asian="12pt" style:font-size-complex="11pt"/>
    </style:style>
    <style:style style:name="T59" style:family="text">
      <style:text-properties fo:color="#000000" style:font-name="Arial" fo:font-size="12pt" style:font-name-asian="Arial" style:font-size-asian="12pt" style:font-name-complex="Arial" style:font-size-complex="11pt"/>
    </style:style>
    <style:style style:name="T60" style:family="text">
      <style:text-properties fo:font-style="italic" style:font-style-asian="italic" style:font-style-complex="italic"/>
    </style:style>
    <style:style style:name="T61" style:family="text">
      <style:text-properties fo:font-style="italic" style:font-name-asian="Times New Roman" style:font-style-asian="italic" style:font-style-complex="italic"/>
    </style:style>
    <style:style style:name="T62" style:family="text">
      <style:text-properties style:font-name="NimbusRomNo9L-Regu" style:font-name-asian="宋体" style:font-name-complex="NimbusRomNo9L-Regu" style:language-complex="ar" style:country-complex="SA"/>
    </style:style>
    <style:style style:name="T63" style:family="text">
      <style:text-properties fo:font-variant="normal" fo:text-transform="none" style:use-window-font-color="true" style:font-name="Times New Roman" fo:font-size="12pt" fo:letter-spacing="normal" fo:font-style="normal" fo:font-weight="normal" officeooo:rsid="000f83b7" style:font-name-asian="宋体" style:font-size-asian="12pt" style:font-weight-asian="normal" style:font-name-complex="Times New Roman" style:font-size-complex="11pt" style:language-complex="hi" style:country-complex="IN" style:font-weight-complex="normal"/>
    </style:style>
    <style:style style:name="T64" style:family="text">
      <style:text-properties fo:font-variant="normal" fo:text-transform="none" style:use-window-font-color="true" style:font-name="Times New Roman" fo:font-size="12pt" fo:letter-spacing="normal" fo:font-style="normal" fo:font-weight="normal" officeooo:rsid="000de1c7" style:font-name-asian="宋体" style:font-size-asian="12pt" style:font-weight-asian="normal" style:font-name-complex="Times New Roman" style:font-size-complex="11pt" style:language-complex="hi" style:country-complex="IN" style:font-weight-complex="normal"/>
    </style:style>
    <style:style style:name="T65" style:family="text">
      <style:text-properties fo:font-variant="normal" fo:text-transform="none" style:use-window-font-color="true" style:font-name="Times New Roman" fo:font-size="12pt" fo:letter-spacing="normal" fo:font-style="normal" fo:font-weight="normal" officeooo:rsid="00150221" style:font-name-asian="宋体" style:font-size-asian="12pt" style:font-weight-asian="normal" style:font-name-complex="Times New Roman" style:font-size-complex="11pt" style:language-complex="hi" style:country-complex="IN" style:font-weight-complex="normal"/>
    </style:style>
    <style:style style:name="T66" style:family="text">
      <style:text-properties fo:font-variant="normal" fo:text-transform="none" style:use-window-font-color="true" style:font-name="Times New Roman" fo:letter-spacing="normal" fo:font-style="normal" fo:font-weight="normal" officeooo:rsid="0019a8c8" style:font-name-asian="宋体" style:font-weight-asian="normal" style:font-name-complex="Times New Roman" style:language-complex="hi" style:country-complex="IN" style:font-weight-complex="normal"/>
    </style:style>
    <style:style style:name="T67" style:family="text">
      <style:text-properties style:use-window-font-color="true" style:font-name="Times New Roman" fo:font-size="12pt" officeooo:rsid="000f83b7" style:font-name-asian="宋体" style:font-size-asian="12pt" style:font-name-complex="Times New Roman" style:font-size-complex="11pt" style:language-complex="hi" style:country-complex="IN"/>
    </style:style>
    <style:style style:name="T68" style:family="text">
      <style:text-properties style:use-window-font-color="true" style:font-name="Times New Roman" officeooo:rsid="0019a8c8" style:font-name-asian="宋体" style:font-name-complex="Times New Roman" style:language-complex="hi" style:country-complex="IN"/>
    </style:style>
    <style:style style:name="T69" style:family="text">
      <style:text-properties officeooo:rsid="0019a8c8"/>
    </style:style>
    <style:style style:name="T70" style:family="text">
      <style:text-properties style:use-window-font-color="true" style:font-name="Times New Roman" fo:font-size="10pt" style:font-name-asian="宋体" style:font-size-asian="10pt" style:font-name-complex="Times New Roman" style:font-size-complex="10pt" style:language-complex="hi" style:country-complex="IN"/>
    </style:style>
    <style:style style:name="T71" style:family="text">
      <style:text-properties style:use-window-font-color="true" style:font-name="Times New Roman" fo:font-size="10pt" style:letter-kerning="true" style:font-name-asian="宋体" style:font-size-asian="10pt" style:font-name-complex="Times New Roman" style:font-size-complex="14pt" style:language-complex="hi" style:country-complex="IN"/>
    </style:style>
    <style:style style:name="T72" style:family="text">
      <style:text-properties style:use-window-font-color="true" style:font-name="Times New Roman" fo:font-size="10pt" style:letter-kerning="true" style:font-name-asian="宋体" style:font-size-asian="10pt" style:font-name-complex="Times New Roman" style:font-size-complex="10pt" style:language-complex="hi" style:country-complex="IN"/>
    </style:style>
    <style:style style:name="T73" style:family="text">
      <style:text-properties style:use-window-font-color="true" style:font-name="Times New Roman" fo:font-size="10pt" style:letter-kerning="true" style:font-name-asian="宋体" style:font-size-asian="10pt" style:font-name-complex="Times New Roman" style:font-size-complex="10.5pt" style:language-complex="hi" style:country-complex="IN"/>
    </style:style>
    <style:style style:name="T74" style:family="text">
      <style:text-properties style:use-window-font-color="true" style:text-position="super 58%" style:font-name="Times New Roman" fo:font-size="10pt" style:letter-kerning="true" style:font-name-asian="宋体" style:font-size-asian="10pt" style:font-name-complex="Times New Roman" style:font-size-complex="11pt" style:language-complex="hi" style:country-complex="IN"/>
    </style:style>
    <style:style style:name="T75" style:family="text">
      <style:text-properties style:use-window-font-color="true" style:text-position="super 58%" style:font-name="Times New Roman" fo:font-size="10pt" style:letter-kerning="true" style:font-name-asian="宋体" style:font-size-asian="10pt" style:font-name-complex="Times New Roman" style:font-size-complex="10pt" style:language-complex="hi" style:country-complex="IN"/>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02cm" fo:border="none">
        <style:background-image/>
      </style:graphic-properties>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justify" draw:textarea-vertical-align="top" draw:auto-grow-height="false" draw:auto-grow-width="false" fo:padding-top="0.125cm" fo:padding-bottom="0.125cm" fo:padding-left="0.25cm" fo:padding-right="0.25cm" fo:wrap-option="wrap" style:run-through="foreground"/>
    </style:style>
    <style:style style:name="gr3"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solid" svg:stroke-width="0.026cm" svg:stroke-color="#808080" draw:stroke-linejoin="miter" svg:stroke-linecap="square" draw:fill="solid" draw:fill-color="#ffffff" draw:textarea-horizontal-align="justify" draw:textarea-vertical-align="middle" draw:auto-grow-height="false" draw:auto-grow-width="false" fo:padding-top="0.125cm" fo:padding-bottom="0.125cm" fo:padding-left="0.25cm" fo:padding-right="0.25cm" fo:wrap-option="wrap" style:run-through="foreground"/>
    </style:style>
    <style:style style:name="gr5" style:family="graphic">
      <style:graphic-properties draw:stroke="solid" svg:stroke-width="0.026cm" svg:stroke-color="#80808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44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8" style:family="graphic">
      <style:graphic-properties draw:stroke="solid" svg:stroke-width="0.035cm" svg:stroke-color="#333333" draw:stroke-linejoin="miter" svg:stroke-linecap="squar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9" style:family="graphic">
      <style:graphic-properties draw:stroke="solid" svg:stroke-width="0.046cm" svg:stroke-color="#333333"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10" style:family="graphic">
      <style:graphic-properties draw:stroke="dash" draw:stroke-dash="Dash_20_10" svg:stroke-width="0.035cm" svg:stroke-color="#000000" draw:stroke-linejoin="miter" svg:stroke-linecap="squar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11" style:family="graphic">
      <style:graphic-properties draw:stroke="solid" svg:stroke-width="0.04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tracked-changes>
        <text:changed-region xml:id="ct46616800" text:id="ct46616800">
          <text:deletion>
            <office:change-info>
              <dc:creator>Administrator</dc:creator>
              <dc:date>2014-04-27T18:12:00</dc:date>
            </office:change-info>
            <text:p text:style-name="P1"><text:span text:style-name="T1"><text:tab/>Exacting</text:span> the text information in the images is <text:span text:style-name="T1">useful but difficult, since</text:span> it<text:span text:style-name="T1"> </text:span>need<text:span text:style-name="T1">s to detect and localize</text:span> the texts in the images<text:span text:style-name="T1"> and text recognition. </text:span><text:s text:c="6"/></text:p>
          </text:deletion>
        </text:changed-region>
        <text:changed-region xml:id="ct44435536" text:id="ct44435536">
          <text:deletion>
            <office:change-info>
              <dc:creator>Administrator</dc:creator>
              <dc:date>2014-04-27T18:12:00</dc:date>
            </office:change-info>
            <text:p text:style-name="P2">. As is known, the real image processing system usually has to handle with rapidly incremented number of various web images, how to localize and extract the texts speedly and accurately becomes a main issue. The localization and extraction algorithm should be qualified with enough speed, high accurate and recall rate. However, as localizing text in an image is potentially a computation-ally very expensive task as generally any of the 2<text:span text:style-name="T2">N</text:span> subsets can correspond to text (where N is the number of pixels), the problem is equiped with high complexity. etection problemis an object d<text:span text:style-name="T3"> <text:s/></text:span><text:tab/> Text localization&amp; extraction is typically an object detection problem.</text:p>
            <text:p text:style-name="P3"><text:span text:style-name="T4"><text:tab/>The text </text:span><text:span text:style-name="T5">detection and </text:span><text:span text:style-name="T4">localization</text:span><text:span text:style-name="T5"> </text:span><text:span text:style-name="T4">process, as a preprocessing step of recognition, <text:s/>is not easy. </text:span></text:p>
            <text:p text:style-name="P2"><text:span text:style-name="T3"><text:s text:c="4"/></text:span>localizing and extracting texts in the unconstrained natural images becomes a key factor of the OCR system's performance</text:p>
          </text:deletion>
        </text:changed-region>
        <text:changed-region xml:id="ct45323920" text:id="ct45323920">
          <text:deletion>
            <office:change-info>
              <dc:creator>未知作者</dc:creator>
              <dc:date>2014-04-20</dc:date>
            </office:change-info>
            <text:p text:style-name="P3"><text:span text:style-name="T6"><text:s text:c="2"/>Currently, there are many character </text:span></text:p>
          </text:deletion>
        </text:changed-region>
        <text:changed-region xml:id="ct46589536" text:id="ct46589536">
          <text:deletion>
            <office:change-info>
              <dc:creator>未知作者</dc:creator>
              <dc:date>2014-04-20</dc:date>
            </office:change-info>
            <text:p text:style-name="P3"><text:span text:style-name="T4"><text:s/>algorithms, and some of them have achieved very high accuracy and speed in handwriting character </text:span></text:p>
          </text:deletion>
        </text:changed-region>
        <text:changed-region xml:id="ct44444752" text:id="ct44444752">
          <text:deletion>
            <office:change-info>
              <dc:creator>未知作者</dc:creator>
              <dc:date>2014-04-20</dc:date>
            </office:change-info>
            <text:p text:style-name="P3"><text:span text:style-name="T4">, their performance is even better when handling with printed text images. The result is that CAPTCHA , which is designed to prevent machine's </text:span></text:p>
          </text:deletion>
        </text:changed-region>
        <text:changed-region xml:id="ct46583152" text:id="ct46583152">
          <text:deletion>
            <office:change-info>
              <dc:creator>未知作者</dc:creator>
              <dc:date>2014-04-20</dc:date>
            </office:change-info>
            <text:p text:style-name="P3"><text:span text:style-name="T4"><text:s/>, has been compromised. </text:span></text:p>
          </text:deletion>
        </text:changed-region>
        <text:changed-region xml:id="ct46593648" text:id="ct46593648">
          <text:deletion>
            <office:change-info>
              <dc:creator>未知作者</dc:creator>
              <dc:date>2014-04-23T03:34:00</dc:date>
            </office:change-info>
            <text:p text:style-name="P3"><text:span text:style-name="T4">.</text:span></text:p>
          </text:deletion>
        </text:changed-region>
        <text:changed-region xml:id="ct46593456" text:id="ct46593456">
          <text:deletion>
            <office:change-info>
              <dc:creator>未知作者</dc:creator>
              <dc:date>2014-04-20T00:06:00</dc:date>
            </office:change-info>
            <text:p text:style-name="P3"><text:span text:style-name="T4"><text:s/>70%</text:span></text:p>
          </text:deletion>
        </text:changed-region>
        <text:changed-region xml:id="ct46593264" text:id="ct46593264">
          <text:deletion>
            <office:change-info>
              <dc:creator>未知作者</dc:creator>
              <dc:date>2014-04-20T00:03:00</dc:date>
            </office:change-info>
            <text:p text:style-name="P3"><text:span text:style-name="T4">to</text:span></text:p>
          </text:deletion>
        </text:changed-region>
        <text:changed-region xml:id="ct46616288" text:id="ct46616288">
          <text:deletion>
            <office:change-info>
              <dc:creator>未知作者</dc:creator>
              <dc:date>2014-04-20T00:06:00</dc:date>
            </office:change-info>
            <text:p text:style-name="P3"><text:span text:style-name="T4"><text:s/></text:span></text:p>
          </text:deletion>
        </text:changed-region>
        <text:changed-region xml:id="ct46616096" text:id="ct46616096">
          <text:deletion>
            <office:change-info>
              <dc:creator>未知作者</dc:creator>
              <dc:date>2014-04-20T00:03:00</dc:date>
            </office:change-info>
            <text:p text:style-name="P3"><text:span text:style-name="T4">up</text:span></text:p>
          </text:deletion>
        </text:changed-region>
        <text:changed-region xml:id="ct46615904" text:id="ct46615904">
          <text:deletion>
            <office:change-info>
              <dc:creator>未知作者</dc:creator>
              <dc:date>2014-04-23T03:34:00</dc:date>
            </office:change-info>
            <text:p text:style-name="P3"><text:span text:style-name="T4"><text:s/></text:span></text:p>
          </text:deletion>
        </text:changed-region>
        <text:changed-region xml:id="ct45911792" text:id="ct45911792">
          <text:deletion>
            <office:change-info>
              <dc:creator>未知作者</dc:creator>
              <dc:date>2014-04-20T00:03:00</dc:date>
            </office:change-info>
            <text:p text:style-name="P3"><text:span text:style-name="T4">can reach</text:span></text:p>
          </text:deletion>
        </text:changed-region>
        <text:changed-region xml:id="ct45911600" text:id="ct45911600">
          <text:deletion>
            <office:change-info>
              <dc:creator>未知作者</dc:creator>
              <dc:date>2014-04-23T03:34:00</dc:date>
            </office:change-info>
            <text:p text:style-name="P3"><text:span text:style-name="T4"><text:s/>accuracy </text:span></text:p>
          </text:deletion>
        </text:changed-region>
        <text:changed-region xml:id="ct42123952" text:id="ct42123952">
          <text:deletion>
            <office:change-info>
              <dc:creator>未知作者</dc:creator>
              <dc:date>2014-04-20T00:03:00</dc:date>
            </office:change-info>
            <text:p text:style-name="P3"><text:span text:style-name="T4">their</text:span></text:p>
          </text:deletion>
        </text:changed-region>
        <text:changed-region xml:id="ct45364912" text:id="ct45364912">
          <text:deletion>
            <office:change-info>
              <dc:creator>未知作者</dc:creator>
              <dc:date>2014-04-20T00:04:00</dc:date>
            </office:change-info>
            <text:p text:style-name="P3"><text:span text:style-name="T4">of </text:span></text:p>
          </text:deletion>
        </text:changed-region>
        <text:changed-region xml:id="ct45364720" text:id="ct45364720">
          <text:deletion>
            <office:change-info>
              <dc:creator>未知作者</dc:creator>
              <dc:date>2014-04-23T03:34:00</dc:date>
            </office:change-info>
            <text:p text:style-name="P3"><text:span text:style-name="T4">In fact, natural image OCR system's performance highly depends on the text detection and localization. And numerous methods which focus solely on text localization in real-world images have been published. Some </text:span></text:p>
          </text:deletion>
        </text:changed-region>
        <text:changed-region xml:id="ct45355936" text:id="ct45355936">
          <text:deletion>
            <office:change-info>
              <dc:creator>未知作者</dc:creator>
              <dc:date>2014-04-20T00:01:00</dc:date>
            </office:change-info>
            <text:p text:style-name="P3"><text:span text:style-name="T4"><text:s/>in the OCR system ,remains a problem . </text:span></text:p>
          </text:deletion>
        </text:changed-region>
        <text:changed-region xml:id="ct45355744" text:id="ct45355744">
          <text:deletion>
            <office:change-info>
              <dc:creator>未知作者</dc:creator>
              <dc:date>2014-04-23T03:34:00</dc:date>
            </office:change-info>
            <text:p text:style-name="P3"><text:span text:style-name="T4">recognition</text:span></text:p>
          </text:deletion>
        </text:changed-region>
        <text:changed-region xml:id="ct46573584" text:id="ct46573584">
          <text:deletion>
            <office:change-info>
              <dc:creator>未知作者</dc:creator>
              <dc:date>2014-04-20T00:01:00</dc:date>
            </office:change-info>
            <text:p text:style-name="P3"><text:span text:style-name="T4"><text:s/>is likely to be solved, text detection and localization, which is a frontof </text:span></text:p>
          </text:deletion>
        </text:changed-region>
        <text:changed-region xml:id="ct46609888" text:id="ct46609888">
          <text:deletion>
            <office:change-info>
              <dc:creator>未知作者</dc:creator>
              <dc:date>2014-04-23T03:34:00</dc:date>
            </office:change-info>
            <text:p text:style-name="P3"><text:span text:style-name="T4">recognition</text:span></text:p>
          </text:deletion>
        </text:changed-region>
        <text:changed-region xml:id="ct42115072" text:id="ct42115072">
          <text:deletion>
            <office:change-info>
              <dc:creator>未知作者</dc:creator>
              <dc:date>2014-04-20T00:01:00</dc:date>
            </office:change-info>
            <text:p text:style-name="P3"><text:span text:style-name="T4">While the problem of text </text:span></text:p>
          </text:deletion>
        </text:changed-region>
        <text:changed-region xml:id="ct45369408" text:id="ct45369408">
          <text:insertion>
            <office:change-info>
              <dc:creator>未知作者</dc:creator>
              <dc:date>2014-04-23T03:36:00</dc:date>
            </office:change-info>
          </text:insertion>
        </text:changed-region>
        <text:changed-region xml:id="ct46200688" text:id="ct46200688">
          <text:deletion>
            <office:change-info>
              <dc:creator>Administrator</dc:creator>
              <dc:date>2014-04-29T13:21:00</dc:date>
            </office:change-info>
            <text:p text:style-name="P3"><text:span text:style-name="T4">patch</text:span></text:p>
          </text:deletion>
        </text:changed-region>
        <text:changed-region xml:id="ct45368000" text:id="ct45368000">
          <text:insertion>
            <office:change-info>
              <dc:creator>Administrator</dc:creator>
              <dc:date>2014-04-29T13:21:00</dc:date>
            </office:change-info>
          </text:insertion>
        </text:changed-region>
        <text:changed-region xml:id="ct42123056" text:id="ct42123056">
          <text:deletion>
            <office:change-info>
              <dc:creator>Administrator</dc:creator>
              <dc:date>2014-04-29T13:21:00</dc:date>
            </office:change-info>
            <text:p text:style-name="P4"><text:span text:style-name="T6">patchPThe first kind of methods is </text:span></text:p>
          </text:deletion>
        </text:changed-region>
        <text:changed-region xml:id="ct45246176" text:id="ct45246176">
          <text:insertion>
            <office:change-info>
              <dc:creator>Administrator</dc:creator>
              <dc:date>2014-04-29T13:21:00</dc:date>
            </office:change-info>
          </text:insertion>
        </text:changed-region>
        <text:changed-region xml:id="ct45246368" text:id="ct45246368">
          <text:deletion>
            <office:change-info>
              <dc:creator>未知作者</dc:creator>
              <dc:date>2014-04-23T03:37:00</dc:date>
            </office:change-info>
            <text:p text:style-name="P4"><text:span text:style-name="T4">. These</text:span></text:p>
          </text:deletion>
        </text:changed-region>
        <text:changed-region xml:id="ct42124144" text:id="ct42124144">
          <text:insertion>
            <office:change-info>
              <dc:creator>Administrator</dc:creator>
              <dc:date>2014-04-29T13:26:00</dc:date>
            </office:change-info>
          </text:insertion>
        </text:changed-region>
        <text:changed-region xml:id="ct45243888" text:id="ct45243888">
          <text:insertion>
            <office:change-info>
              <dc:creator>Administrator</dc:creator>
              <dc:date>2014-04-29T13:27:00</dc:date>
            </office:change-info>
          </text:insertion>
        </text:changed-region>
        <text:changed-region xml:id="ct44393024" text:id="ct44393024">
          <text:insertion>
            <office:change-info>
              <dc:creator>Administrator</dc:creator>
              <dc:date>2014-04-29T13:27:00</dc:date>
            </office:change-info>
          </text:insertion>
        </text:changed-region>
        <text:changed-region xml:id="ct45912688" text:id="ct45912688">
          <text:deletion>
            <office:change-info>
              <dc:creator>未知作者</dc:creator>
              <dc:date>2014-04-23T03:37:00</dc:date>
            </office:change-info>
            <text:p text:style-name="P4"><text:span text:style-name="T4">This method [</text:span><text:span text:style-name="尾注引用1"><text:span text:style-name="T55"><text:note text:id="ftn13" text:note-class="endnote"><text:note-citation>ii</text:note-citation><text:note-body><text:p text:style-name="P5"><text:s/>X. Chen and A. L. Yuille. Detecting and reading text in natural scenes. CVPR, 2:366–373, 2004.</text:p></text:note-body></text:note></text:span></text:span><text:span text:style-name="T4">, </text:span><text:span text:style-name="尾注引用1"><text:span text:style-name="T55"><text:note text:id="ftn13" text:note-class="endnote"><text:note-citation>iii</text:note-citation><text:note-body><text:p text:style-name="P5"><text:s/>L. Jung-Jin, P.-H. Lee, S.-W. Lee, A. Yuille, and C. Koch. Adaboost for text detection in natural scene. In ICDAR 2011, pages 429–434, 2011.</text:p></text:note-body></text:note></text:span></text:span><text:span text:style-name="T4">] limit the detection to a subset of image rectangles. Most time the speed is slow. So it is not suitable for real-time web image procession currently. </text:span></text:p>
          </text:deletion>
        </text:changed-region>
        <text:changed-region xml:id="ct46619248" text:id="ct46619248">
          <text:insertion>
            <office:change-info>
              <dc:creator>未知作者</dc:creator>
              <dc:date>2014-04-23T03:47:00</dc:date>
            </office:change-info>
          </text:insertion>
        </text:changed-region>
        <text:changed-region xml:id="ct46619440" text:id="ct46619440">
          <text:deletion>
            <office:change-info>
              <dc:creator>未知作者</dc:creator>
              <dc:date>2014-04-23T03:47:00</dc:date>
            </office:change-info>
            <text:p text:style-name="P4"><text:span text:style-name="T4">s</text:span></text:p>
          </text:deletion>
        </text:changed-region>
        <text:changed-region xml:id="ct46619664" text:id="ct46619664">
          <text:insertion>
            <office:change-info>
              <dc:creator>未知作者</dc:creator>
              <dc:date>2014-04-23T03:38:00</dc:date>
            </office:change-info>
          </text:insertion>
        </text:changed-region>
        <text:changed-region xml:id="ct46619856" text:id="ct46619856">
          <text:deletion>
            <office:change-info>
              <dc:creator>Administrator</dc:creator>
              <dc:date>2014-04-29T13:28:00</dc:date>
            </office:change-info>
            <text:p text:style-name="P4"><text:span text:style-name="T4">o</text:span></text:p>
          </text:deletion>
        </text:changed-region>
        <text:changed-region xml:id="ct46620464" text:id="ct46620464">
          <text:insertion>
            <office:change-info>
              <dc:creator>未知作者</dc:creator>
              <dc:date>2014-04-23T03:38:00</dc:date>
            </office:change-info>
          </text:insertion>
        </text:changed-region>
        <text:changed-region xml:id="ct46594432" text:id="ct46594432">
          <text:deletion>
            <office:change-info>
              <dc:creator>未知作者</dc:creator>
              <dc:date>2014-04-23T03:38:00</dc:date>
            </office:change-info>
            <text:p text:style-name="P4"><text:span text:style-name="T4">preprocessing</text:span></text:p>
          </text:deletion>
        </text:changed-region>
        <text:changed-region xml:id="ct46622976" text:id="ct46622976">
          <text:deletion>
            <office:change-info>
              <dc:creator>Administrator</dc:creator>
              <dc:date>2014-04-29T13:28:00</dc:date>
            </office:change-info>
            <text:p text:style-name="P4"><text:span text:style-name="T4">before </text:span></text:p>
          </text:deletion>
        </text:changed-region>
        <text:changed-region xml:id="ct46621408" text:id="ct46621408">
          <text:deletion>
            <office:change-info>
              <dc:creator>未知作者</dc:creator>
              <dc:date>2014-04-23T03:38:00</dc:date>
            </office:change-info>
            <text:p text:style-name="P4"><text:span text:style-name="T4">, which will be a headache </text:span></text:p>
          </text:deletion>
        </text:changed-region>
        <text:changed-region xml:id="ct45389744" text:id="ct45389744">
          <text:insertion>
            <office:change-info>
              <dc:creator>Administrator</dc:creator>
              <dc:date>2014-04-29T13:22:00</dc:date>
            </office:change-info>
          </text:insertion>
        </text:changed-region>
        <text:changed-region xml:id="ct43904192" text:id="ct43904192">
          <text:insertion>
            <office:change-info>
              <dc:creator>Administrator</dc:creator>
              <dc:date>2014-04-29T13:28:00</dc:date>
            </office:change-info>
          </text:insertion>
        </text:changed-region>
        <text:changed-region xml:id="ct43885824" text:id="ct43885824">
          <text:insertion>
            <office:change-info>
              <dc:creator>Administrator</dc:creator>
              <dc:date>2014-04-29T13:22:00</dc:date>
            </office:change-info>
          </text:insertion>
        </text:changed-region>
        <text:changed-region xml:id="ct46595328" text:id="ct46595328">
          <text:insertion>
            <office:change-info>
              <dc:creator>Administrator</dc:creator>
              <dc:date>2014-04-29T13:26:00</dc:date>
            </office:change-info>
          </text:insertion>
        </text:changed-region>
        <text:changed-region xml:id="ct43886400" text:id="ct43886400">
          <text:insertion>
            <office:change-info>
              <dc:creator>Administrator</dc:creator>
              <dc:date>2014-04-29T13:29:00</dc:date>
            </office:change-info>
          </text:insertion>
        </text:changed-region>
        <text:changed-region xml:id="ct45811280" text:id="ct45811280">
          <text:deletion>
            <office:change-info>
              <dc:creator>Administrator</dc:creator>
              <dc:date>2014-04-29T13:21:00</dc:date>
            </office:change-info>
            <text:p text:style-name="P4"><text:span text:style-name="T4">RegionThe second kind of</text:span></text:p>
          </text:deletion>
        </text:changed-region>
        <text:changed-region xml:id="ct46601616" text:id="ct46601616">
          <text:insertion>
            <office:change-info>
              <dc:creator>Administrator</dc:creator>
              <dc:date>2014-04-29T13:21:00</dc:date>
            </office:change-info>
          </text:insertion>
        </text:changed-region>
        <text:changed-region xml:id="ct44435872" text:id="ct44435872">
          <text:deletion>
            <office:change-info>
              <dc:creator>Administrator</dc:creator>
              <dc:date>2014-04-29T13:21:00</dc:date>
            </office:change-info>
            <text:p text:style-name="P4"><text:span text:style-name="T5">-</text:span></text:p>
          </text:deletion>
        </text:changed-region>
        <text:changed-region xml:id="ct45660496" text:id="ct45660496">
          <text:insertion>
            <office:change-info>
              <dc:creator>未知作者</dc:creator>
              <dc:date>2014-04-23T03:39:00</dc:date>
            </office:change-info>
          </text:insertion>
        </text:changed-region>
        <text:changed-region xml:id="ct46596400" text:id="ct46596400">
          <text:deletion>
            <office:change-info>
              <dc:creator>Administrator</dc:creator>
              <dc:date>2014-04-29T13:32:00</dc:date>
            </office:change-info>
            <text:p text:style-name="P4"><text:span text:style-name="T4">find individual characters by segment</text:span></text:p>
          </text:deletion>
        </text:changed-region>
        <text:changed-region xml:id="ct43895056" text:id="ct43895056">
          <text:insertion>
            <office:change-info>
              <dc:creator>Administrator</dc:creator>
              <dc:date>2014-04-29T13:32:00</dc:date>
            </office:change-info>
          </text:insertion>
        </text:changed-region>
        <text:changed-region xml:id="ct45385376" text:id="ct45385376">
          <text:insertion>
            <office:change-info>
              <dc:creator>Administrator</dc:creator>
              <dc:date>2014-04-29T13:31:00</dc:date>
            </office:change-info>
          </text:insertion>
        </text:changed-region>
        <text:changed-region xml:id="ct45390176" text:id="ct45390176">
          <text:insertion>
            <office:change-info>
              <dc:creator>Administrator</dc:creator>
              <dc:date>2014-04-29T13:33:00</dc:date>
            </office:change-info>
          </text:insertion>
        </text:changed-region>
        <text:changed-region xml:id="ct45244608" text:id="ct45244608">
          <text:insertion>
            <office:change-info>
              <dc:creator>Administrator</dc:creator>
              <dc:date>2014-04-29T13:32:00</dc:date>
            </office:change-info>
          </text:insertion>
        </text:changed-region>
        <text:changed-region xml:id="ct45395440" text:id="ct45395440">
          <text:insertion>
            <office:change-info>
              <dc:creator>Administrator</dc:creator>
              <dc:date>2014-04-29T13:31:00</dc:date>
            </office:change-info>
          </text:insertion>
        </text:changed-region>
        <text:changed-region xml:id="ct44393216" text:id="ct44393216">
          <text:deletion>
            <office:change-info>
              <dc:creator>未知作者</dc:creator>
              <dc:date>2014-04-23T03:39:00</dc:date>
            </office:change-info>
            <text:p text:style-name="P4"><text:span text:style-name="T5">ing</text:span></text:p>
          </text:deletion>
        </text:changed-region>
        <text:changed-region xml:id="ct45388336" text:id="ct45388336">
          <text:insertion>
            <office:change-info>
              <dc:creator>Administrator</dc:creator>
              <dc:date>2014-04-29T13:32:00</dc:date>
            </office:change-info>
          </text:insertion>
        </text:changed-region>
        <text:changed-region xml:id="ct45913808" text:id="ct45913808">
          <text:insertion>
            <office:change-info>
              <dc:creator>Administrator</dc:creator>
              <dc:date>2014-04-29T13:37:00</dc:date>
            </office:change-info>
          </text:insertion>
        </text:changed-region>
        <text:changed-region xml:id="ct45380768" text:id="ct45380768">
          <text:deletion>
            <office:change-info>
              <dc:creator>Administrator</dc:creator>
              <dc:date>2014-04-29T13:38:00</dc:date>
            </office:change-info>
            <text:p text:style-name="P4"><text:span text:style-name="T4"><text:s/>text candidate </text:span></text:p>
          </text:deletion>
        </text:changed-region>
        <text:changed-region xml:id="ct45382416" text:id="ct45382416">
          <text:insertion>
            <office:change-info>
              <dc:creator>Administrator</dc:creator>
              <dc:date>2014-04-29T13:38:00</dc:date>
            </office:change-info>
          </text:insertion>
        </text:changed-region>
        <text:changed-region xml:id="ct45383600" text:id="ct45383600">
          <text:deletion>
            <office:change-info>
              <dc:creator>Administrator</dc:creator>
              <dc:date>2014-04-27T18:13:00</dc:date>
            </office:change-info>
            <text:p text:style-name="P4"><text:span text:style-name="T4"><text:s/></text:span></text:p>
          </text:deletion>
        </text:changed-region>
        <text:changed-region xml:id="ct42115264" text:id="ct42115264">
          <text:insertion>
            <office:change-info>
              <dc:creator>未知作者</dc:creator>
              <dc:date>2014-04-23T04:28:00</dc:date>
            </office:change-info>
          </text:insertion>
        </text:changed-region>
        <text:changed-region xml:id="ct44404016" text:id="ct44404016">
          <text:insertion>
            <office:change-info>
              <dc:creator>未知作者</dc:creator>
              <dc:date>2014-04-23T04:27:00</dc:date>
            </office:change-info>
          </text:insertion>
        </text:changed-region>
        <text:changed-region xml:id="ct44381696" text:id="ct44381696">
          <text:insertion>
            <office:change-info>
              <dc:creator>未知作者</dc:creator>
              <dc:date>2014-04-23T04:28:00</dc:date>
            </office:change-info>
          </text:insertion>
        </text:changed-region>
        <text:changed-region xml:id="ct43880896" text:id="ct43880896">
          <text:insertion>
            <office:change-info>
              <dc:creator>未知作者</dc:creator>
              <dc:date>2014-04-23T04:48:00</dc:date>
            </office:change-info>
          </text:insertion>
        </text:changed-region>
        <text:changed-region xml:id="ct46584992" text:id="ct46584992">
          <text:deletion>
            <office:change-info>
              <dc:creator>未知作者</dc:creator>
              <dc:date>2014-04-23T04:48:00</dc:date>
            </office:change-info>
            <text:p text:style-name="P6"><text:span text:style-name="T4">base</text:span></text:p>
          </text:deletion>
        </text:changed-region>
        <text:changed-region xml:id="ct45390368" text:id="ct45390368">
          <text:insertion>
            <office:change-info>
              <dc:creator>Administrator </dc:creator>
              <dc:date>2014-04-21T11:17:00</dc:date>
            </office:change-info>
          </text:insertion>
        </text:changed-region>
        <text:changed-region xml:id="ct45246560" text:id="ct45246560">
          <text:deletion>
            <office:change-info>
              <dc:creator>Administrator </dc:creator>
              <dc:date>2014-04-21T11:17:00</dc:date>
            </office:change-info>
            <text:p text:style-name="P6"><text:span text:style-name="T4">s</text:span></text:p>
          </text:deletion>
        </text:changed-region>
        <text:changed-region xml:id="ct45394704" text:id="ct45394704">
          <text:insertion>
            <office:change-info>
              <dc:creator>Administrator </dc:creator>
              <dc:date>2014-04-21T14:00:00</dc:date>
            </office:change-info>
          </text:insertion>
        </text:changed-region>
        <text:changed-region xml:id="ct44393856" text:id="ct44393856">
          <text:deletion>
            <office:change-info>
              <dc:creator>Administrator </dc:creator>
              <dc:date>2014-04-21T12:02:00</dc:date>
            </office:change-info>
            <text:p text:style-name="P6"><text:span text:style-name="T4">or</text:span></text:p>
          </text:deletion>
        </text:changed-region>
        <text:changed-region xml:id="ct45383824" text:id="ct45383824">
          <text:insertion>
            <office:change-info>
              <dc:creator>Administrator </dc:creator>
              <dc:date>2014-04-21T14:00:00</dc:date>
            </office:change-info>
          </text:insertion>
        </text:changed-region>
        <text:changed-region xml:id="ct45398992" text:id="ct45398992">
          <text:insertion>
            <office:change-info>
              <dc:creator>Administrator </dc:creator>
              <dc:date>2014-04-21T14:00:00</dc:date>
            </office:change-info>
          </text:insertion>
        </text:changed-region>
        <text:changed-region xml:id="ct45400240" text:id="ct45400240">
          <text:insertion>
            <office:change-info>
              <dc:creator>Administrator </dc:creator>
              <dc:date>2014-04-21T14:01:00</dc:date>
            </office:change-info>
          </text:insertion>
        </text:changed-region>
        <text:changed-region xml:id="ct45400800" text:id="ct45400800">
          <text:deletion>
            <office:change-info>
              <dc:creator>Administrator </dc:creator>
              <dc:date>2014-04-21T14:01:00</dc:date>
            </office:change-info>
            <text:p text:style-name="P6"><text:span text:style-name="T4">and</text:span></text:p>
          </text:deletion>
        </text:changed-region>
        <text:changed-region xml:id="ct45400576" text:id="ct45400576">
          <text:deletion>
            <office:change-info>
              <dc:creator>Administrator </dc:creator>
              <dc:date>2014-04-21T14:00:00</dc:date>
            </office:change-info>
            <text:p text:style-name="P6"><text:span text:style-name="T4">, </text:span></text:p>
          </text:deletion>
        </text:changed-region>
        <text:changed-region xml:id="ct45405632" text:id="ct45405632">
          <text:insertion>
            <office:change-info>
              <dc:creator>Administrator </dc:creator>
              <dc:date>2014-04-21T13:57:00</dc:date>
            </office:change-info>
          </text:insertion>
        </text:changed-region>
        <text:changed-region xml:id="ct45406112" text:id="ct45406112">
          <text:deletion>
            <office:change-info>
              <dc:creator>Administrator </dc:creator>
              <dc:date>2014-04-21T13:57:00</dc:date>
            </office:change-info>
            <text:p text:style-name="P6"><text:span text:style-name="T4">e</text:span></text:p>
          </text:deletion>
        </text:changed-region>
        <text:changed-region xml:id="ct45406336" text:id="ct45406336">
          <text:insertion>
            <office:change-info>
              <dc:creator>Administrator </dc:creator>
              <dc:date>2014-04-21T14:00:00</dc:date>
            </office:change-info>
          </text:insertion>
        </text:changed-region>
        <text:changed-region xml:id="ct45408704" text:id="ct45408704">
          <text:insertion>
            <office:change-info>
              <dc:creator>Administrator </dc:creator>
              <dc:date>2014-04-21T14:00:00</dc:date>
            </office:change-info>
          </text:insertion>
        </text:changed-region>
        <text:changed-region xml:id="ct45412544" text:id="ct45412544">
          <text:insertion>
            <office:change-info>
              <dc:creator>Administrator </dc:creator>
              <dc:date>2014-04-21T14:19:00</dc:date>
            </office:change-info>
          </text:insertion>
        </text:changed-region>
        <text:changed-region xml:id="ct45411088" text:id="ct45411088">
          <text:insertion>
            <office:change-info>
              <dc:creator>Administrator </dc:creator>
              <dc:date>2014-04-21T14:01:00</dc:date>
            </office:change-info>
          </text:insertion>
        </text:changed-region>
        <text:changed-region xml:id="ct45417920" text:id="ct45417920">
          <text:insertion>
            <office:change-info>
              <dc:creator>Administrator </dc:creator>
              <dc:date>2014-04-21T13:59:00</dc:date>
            </office:change-info>
          </text:insertion>
        </text:changed-region>
        <text:changed-region xml:id="ct45419136" text:id="ct45419136">
          <text:insertion>
            <office:change-info>
              <dc:creator>Administrator </dc:creator>
              <dc:date>2014-04-21T14:00:00</dc:date>
            </office:change-info>
          </text:insertion>
        </text:changed-region>
        <text:changed-region xml:id="ct45417616" text:id="ct45417616">
          <text:insertion>
            <office:change-info>
              <dc:creator>Administrator </dc:creator>
              <dc:date>2014-04-21T14:00:00</dc:date>
            </office:change-info>
          </text:insertion>
        </text:changed-region>
        <text:changed-region xml:id="ct45414464" text:id="ct45414464">
          <text:insertion>
            <office:change-info>
              <dc:creator>Administrator </dc:creator>
              <dc:date>2014-04-21T14:00:00</dc:date>
            </office:change-info>
          </text:insertion>
        </text:changed-region>
        <text:changed-region xml:id="ct42047984" text:id="ct42047984">
          <text:insertion>
            <office:change-info>
              <dc:creator>Administrator </dc:creator>
              <dc:date>2014-04-21T14:00:00</dc:date>
            </office:change-info>
          </text:insertion>
        </text:changed-region>
        <text:changed-region xml:id="ct42048768" text:id="ct42048768">
          <text:insertion>
            <office:change-info>
              <dc:creator>Administrator </dc:creator>
              <dc:date>2014-04-21T14:00:00</dc:date>
            </office:change-info>
          </text:insertion>
        </text:changed-region>
        <text:changed-region xml:id="ct42059568" text:id="ct42059568">
          <text:deletion>
            <office:change-info>
              <dc:creator>Administrator </dc:creator>
              <dc:date>2014-04-21T14:00:00</dc:date>
            </office:change-info>
            <text:p text:style-name="P6"><text:span text:style-name="T4">most of the character candidates need to be removed before further processing</text:span></text:p>
          </text:deletion>
        </text:changed-region>
        <text:changed-region xml:id="ct42049872" text:id="ct42049872">
          <text:insertion>
            <office:change-info>
              <dc:creator>Administrator </dc:creator>
              <dc:date>2014-04-21T14:01:00</dc:date>
            </office:change-info>
          </text:insertion>
        </text:changed-region>
        <text:changed-region xml:id="ct42050064" text:id="ct42050064">
          <text:insertion>
            <office:change-info>
              <dc:creator>Administrator </dc:creator>
              <dc:date>2014-04-21T14:02:00</dc:date>
            </office:change-info>
          </text:insertion>
        </text:changed-region>
        <text:changed-region xml:id="ct42051264" text:id="ct42051264">
          <text:insertion>
            <office:change-info>
              <dc:creator>Administrator </dc:creator>
              <dc:date>2014-04-21T13:58:00</dc:date>
            </office:change-info>
          </text:insertion>
        </text:changed-region>
        <text:changed-region xml:id="ct42052480" text:id="ct42052480">
          <text:insertion>
            <office:change-info>
              <dc:creator>Administrator </dc:creator>
              <dc:date>2014-04-21T13:59:00</dc:date>
            </office:change-info>
          </text:insertion>
        </text:changed-region>
        <text:changed-region xml:id="ct393016944" text:id="ct393016944">
          <text:deletion>
            <office:change-info>
              <dc:creator>未知作者</dc:creator>
              <dc:date>2014-05-04T15:48:00</dc:date>
            </office:change-info>
            <text:p text:style-name="P4"><text:span text:style-name="T4">The latest research by Dr. Lluis and Dr. Di [</text:span><text:span text:style-name="Endnote_20_Symbol"><text:span text:style-name="T7"><text:note text:id="ftn13" text:note-class="endnote"><text:note-citation text:label="1">1</text:note-citation><text:note-body><text:p text:style-name="Endnote"><text:span text:style-name="Endnote_20_Characters">1</text:span>Lluis Gomez, and Demosthenis Karatzas, “Multi-script Text Exaction from Natural Scenes”, in Proc. Int. Conf. Document Analysis and recognition, 2013,</text:p></text:note-body></text:note></text:span></text:span><text:span text:style-name="Endnote_20_Symbol"><text:span text:style-name="T7">1</text:span></text:span><text:span text:style-name="T4">] proposed a MSER based multi-script text exaction. They propose </text:span></text:p>
          </text:deletion>
        </text:changed-region>
        <text:changed-region xml:id="ct46031328" text:id="ct46031328">
          <text:deletion>
            <office:change-info>
              <dc:creator>Administrator </dc:creator>
              <dc:date>2014-04-21T11:07:00</dc:date>
            </office:change-info>
            <text:p text:style-name="P3"><text:span text:style-name="T6">And finally, </text:span></text:p>
          </text:deletion>
        </text:changed-region>
        <text:changed-region xml:id="ct44388672" text:id="ct44388672">
          <text:deletion>
            <office:change-info>
              <dc:creator>未知作者</dc:creator>
              <dc:date>2014-04-20T10:42:00</dc:date>
            </office:change-info>
            <text:p text:style-name="P3"><text:span text:style-name="T6">image text processing</text:span></text:p>
          </text:deletion>
        </text:changed-region>
        <text:changed-region xml:id="ct43894832" text:id="ct43894832">
          <text:deletion>
            <office:change-info>
              <dc:creator>Administrator </dc:creator>
              <dc:date>2014-04-21T11:07:00</dc:date>
            </office:change-info>
            <text:p text:style-name="P3"><text:span text:style-name="T6"><text:s/>need high speed <text:s/>the algorithm</text:span></text:p>
          </text:deletion>
        </text:changed-region>
        <text:changed-region xml:id="ct44426800" text:id="ct44426800">
          <text:deletion>
            <office:change-info>
              <dc:creator>未知作者</dc:creator>
              <dc:date>2014-04-20T10:42:00</dc:date>
            </office:change-info>
            <text:p text:style-name="P3"><text:span text:style-name="T6">, which</text:span></text:p>
          </text:deletion>
        </text:changed-region>
        <text:changed-region xml:id="ct43818416" text:id="ct43818416">
          <text:deletion>
            <office:change-info>
              <dc:creator>Administrator </dc:creator>
              <dc:date>2014-04-21T11:07:00</dc:date>
            </office:change-info>
            <text:p text:style-name="P3"><text:span text:style-name="T6">, web security systemour</text:span></text:p>
          </text:deletion>
        </text:changed-region>
        <text:changed-region xml:id="ct43886080" text:id="ct43886080">
          <text:deletion>
            <office:change-info>
              <dc:creator>未知作者</dc:creator>
              <dc:date>2014-04-20T10:42:00</dc:date>
            </office:change-info>
            <text:p text:style-name="P3"><text:span text:style-name="T6">image-content analysis based</text:span></text:p>
          </text:deletion>
        </text:changed-region>
        <text:changed-region xml:id="ct45911984" text:id="ct45911984">
          <text:deletion>
            <office:change-info>
              <dc:creator>Administrator </dc:creator>
              <dc:date>2014-04-21T11:07:00</dc:date>
            </office:change-info>
            <text:p text:style-name="P3"><text:span text:style-name="T6"><text:s/>rithm, which will be used in image text detection and extraction algo a real-timelooking for</text:span></text:p>
          </text:deletion>
        </text:changed-region>
        <text:changed-region xml:id="ct42051728" text:id="ct42051728">
          <text:deletion>
            <office:change-info>
              <dc:creator>未知作者</dc:creator>
              <dc:date>2014-04-20T10:41:00</dc:date>
            </office:change-info>
            <text:p text:style-name="P3"><text:span text:style-name="T6">building</text:span></text:p>
          </text:deletion>
        </text:changed-region>
        <text:changed-region xml:id="ct44382800" text:id="ct44382800">
          <text:deletion>
            <office:change-info>
              <dc:creator>Administrator </dc:creator>
              <dc:date>2014-04-21T11:07:00</dc:date>
            </office:change-info>
            <text:p text:style-name="P3"><text:span text:style-name="T6"><text:s text:c="2"/>Since we are </text:span></text:p>
          </text:deletion>
        </text:changed-region>
        <text:changed-region xml:id="ct45658864" text:id="ct45658864">
          <text:insertion>
            <office:change-info>
              <dc:creator>未知作者</dc:creator>
              <dc:date>2014-04-20T10:42:00</dc:date>
            </office:change-info>
          </text:insertion>
        </text:changed-region>
        <text:changed-region xml:id="ct46590144" text:id="ct46590144">
          <text:insertion>
            <office:change-info>
              <dc:creator>Administrator </dc:creator>
              <dc:date>2014-04-21T14:02:00</dc:date>
            </office:change-info>
          </text:insertion>
        </text:changed-region>
        <text:changed-region xml:id="ct43893936" text:id="ct43893936">
          <text:deletion>
            <office:change-info>
              <dc:creator>Administrator </dc:creator>
              <dc:date>2014-04-21T11:07:00</dc:date>
            </office:change-info>
            <text:p text:style-name="P3"><text:span text:style-name="T4">real-time </text:span></text:p>
          </text:deletion>
        </text:changed-region>
        <text:changed-region xml:id="ct45352464" text:id="ct45352464">
          <text:insertion>
            <office:change-info>
              <dc:creator>Administrator </dc:creator>
              <dc:date>2014-04-21T11:07:00</dc:date>
            </office:change-info>
          </text:insertion>
        </text:changed-region>
        <text:changed-region xml:id="ct45408464" text:id="ct45408464">
          <text:deletion>
            <office:change-info>
              <dc:creator>Administrator </dc:creator>
              <dc:date>2014-04-21T11:07:00</dc:date>
            </office:change-info>
            <text:p text:style-name="P3"><text:span text:style-name="T4">detection</text:span></text:p>
          </text:deletion>
        </text:changed-region>
        <text:changed-region xml:id="ct44439600" text:id="ct44439600">
          <text:insertion>
            <office:change-info>
              <dc:creator>未知作者</dc:creator>
              <dc:date>2014-04-20T10:42:00</dc:date>
            </office:change-info>
          </text:insertion>
        </text:changed-region>
        <text:changed-region xml:id="ct45915584" text:id="ct45915584">
          <text:insertion>
            <office:change-info>
              <dc:creator>Administrator </dc:creator>
              <dc:date>2014-04-21T11:08:00</dc:date>
            </office:change-info>
          </text:insertion>
        </text:changed-region>
        <text:changed-region xml:id="ct46030944" text:id="ct46030944">
          <text:insertion>
            <office:change-info>
              <dc:creator>Administrator </dc:creator>
              <dc:date>2014-04-21T11:07:00</dc:date>
            </office:change-info>
          </text:insertion>
        </text:changed-region>
        <text:changed-region xml:id="ct43882688" text:id="ct43882688">
          <text:insertion>
            <office:change-info>
              <dc:creator>Administrator </dc:creator>
              <dc:date>2014-04-21T11:08:00</dc:date>
            </office:change-info>
          </text:insertion>
        </text:changed-region>
        <text:changed-region xml:id="ct43886592" text:id="ct43886592">
          <text:insertion>
            <office:change-info>
              <dc:creator>Administrator </dc:creator>
              <dc:date>2014-04-21T14:02:00</dc:date>
            </office:change-info>
          </text:insertion>
        </text:changed-region>
        <text:changed-region xml:id="ct45412272" text:id="ct45412272">
          <text:deletion>
            <office:change-info>
              <dc:creator>Administrator </dc:creator>
              <dc:date>2014-04-21T14:03:00</dc:date>
            </office:change-info>
            <text:p text:style-name="P3"><text:span text:style-name="T4"><text:s/>this, we apply our text detection algorithm in the system.After</text:span></text:p>
          </text:deletion>
        </text:changed-region>
        <text:changed-region xml:id="ct45912880" text:id="ct45912880">
          <text:deletion>
            <office:change-info>
              <dc:creator>未知作者</dc:creator>
              <dc:date>2014-04-20T10:43:00</dc:date>
            </office:change-info>
            <text:p text:style-name="P3"><text:span text:style-name="T4">Following</text:span></text:p>
          </text:deletion>
        </text:changed-region>
        <text:changed-region xml:id="ct45658080" text:id="ct45658080">
          <text:deletion>
            <office:change-info>
              <dc:creator>Administrator </dc:creator>
              <dc:date>2014-04-21T11:09:00</dc:date>
            </office:change-info>
            <text:p text:style-name="P3"><text:span text:style-name="T4"><text:s/>And the region merge algorithm has overcome the possibility of losing characters. </text:span></text:p>
          </text:deletion>
        </text:changed-region>
        <text:changed-region xml:id="ct44397408" text:id="ct44397408">
          <text:insertion>
            <office:change-info>
              <dc:creator>Administrator </dc:creator>
              <dc:date>2014-04-21T14:03:00</dc:date>
            </office:change-info>
          </text:insertion>
        </text:changed-region>
        <text:changed-region xml:id="ct45412736" text:id="ct45412736">
          <text:insertion>
            <office:change-info>
              <dc:creator>未知作者</dc:creator>
              <dc:date>2014-04-20T10:43:00</dc:date>
            </office:change-info>
          </text:insertion>
        </text:changed-region>
        <text:changed-region xml:id="ct45412928" text:id="ct45412928">
          <text:deletion>
            <office:change-info>
              <dc:creator>未知作者</dc:creator>
              <dc:date>2014-04-20T10:43:00</dc:date>
            </office:change-info>
            <text:p text:style-name="P3"><text:span text:style-name="T4">introduce</text:span></text:p>
          </text:deletion>
        </text:changed-region>
        <text:changed-region xml:id="ct43878016" text:id="ct43878016">
          <text:insertion>
            <office:change-info>
              <dc:creator>未知作者</dc:creator>
              <dc:date>2014-04-20T10:43:00</dc:date>
            </office:change-info>
          </text:insertion>
        </text:changed-region>
        <text:changed-region xml:id="ct43907904" text:id="ct43907904">
          <text:insertion>
            <office:change-info>
              <dc:creator>Administrator </dc:creator>
              <dc:date>2014-04-21T11:10:00</dc:date>
            </office:change-info>
          </text:insertion>
        </text:changed-region>
        <text:changed-region xml:id="ct43905408" text:id="ct43905408">
          <text:deletion>
            <office:change-info>
              <dc:creator>Administrator </dc:creator>
              <dc:date>2014-04-21T11:10:00</dc:date>
            </office:change-info>
            <text:p text:style-name="P7"><text:tab/></text:p>
          </text:deletion>
        </text:changed-region>
        <text:changed-region xml:id="ct46583728" text:id="ct46583728">
          <text:deletion>
            <office:change-info>
              <dc:creator>Administrator </dc:creator>
              <dc:date>2014-04-21T14:05:00</dc:date>
            </office:change-info>
            <text:p text:style-name="P7">Text detection is typically an object detection problem.</text:p>
          </text:deletion>
        </text:changed-region>
        <text:changed-region xml:id="ct43878208" text:id="ct43878208">
          <text:deletion>
            <office:change-info>
              <dc:creator>Administrator </dc:creator>
              <dc:date>2014-04-22T03:52:00</dc:date>
            </office:change-info>
            <text:p text:style-name="P3"><text:span text:style-name="T4"><text:s/></text:span></text:p>
          </text:deletion>
        </text:changed-region>
        <text:changed-region xml:id="ct45387648" text:id="ct45387648">
          <text:insertion>
            <office:change-info>
              <dc:creator>Administrator </dc:creator>
              <dc:date>2014-04-22T03:51:00</dc:date>
            </office:change-info>
          </text:insertion>
        </text:changed-region>
        <text:changed-region xml:id="ct45385568" text:id="ct45385568">
          <text:insertion>
            <office:change-info>
              <dc:creator>Administrator </dc:creator>
              <dc:date>2014-04-22T03:51:00</dc:date>
            </office:change-info>
          </text:insertion>
        </text:changed-region>
        <text:changed-region xml:id="ct44448288" text:id="ct44448288">
          <text:deletion>
            <office:change-info>
              <dc:creator>Administrator </dc:creator>
              <dc:date>2014-04-21T14:07:00</dc:date>
            </office:change-info>
            <text:p text:style-name="P3"><text:span text:style-name="T4">c</text:span></text:p>
          </text:deletion>
        </text:changed-region>
        <text:changed-region xml:id="ct43881328" text:id="ct43881328">
          <text:deletion>
            <office:change-info>
              <dc:creator>Administrator </dc:creator>
              <dc:date>2014-04-22T03:50:00</dc:date>
            </office:change-info>
            <text:p text:style-name="P3"><text:span text:style-name="T4"><text:s/>, which will take into consideration various features of regions, to cluster the he clustering algorithm use a which <text:s/>has a high speed with </text:span><text:span text:style-name="T9">negligible loss of accuracy compared with former methods, </text:span><text:span text:style-name="T4">will be used for text localization. First we prun the MSER altorighm to decompose regions from the image, Then we use our improved xxx to do the region clustering. The finally </text:span></text:p>
          </text:deletion>
        </text:changed-region>
        <text:changed-region xml:id="ct45390560" text:id="ct45390560">
          <text:insertion>
            <office:change-info>
              <dc:creator>Administrator </dc:creator>
              <dc:date>2014-04-21T14:26:00</dc:date>
            </office:change-info>
          </text:insertion>
        </text:changed-region>
        <text:changed-region xml:id="ct112703616" text:id="ct112703616">
          <text:deletion>
            <office:change-info>
              <dc:creator>未知作者</dc:creator>
              <dc:date>2014-05-03T22:10:00</dc:date>
            </office:change-info>
            <text:p text:style-name="P8"><text:span text:style-name="T10">Then we can use DP to calculate R </text:span><text:span text:style-name="T11">θ.</text:span></text:p>
          </text:deletion>
        </text:changed-region>
        <text:changed-region xml:id="ct112141184" text:id="ct112141184">
          <text:deletion>
            <office:change-info>
              <dc:creator>未知作者</dc:creator>
              <dc:date>2014-05-03T22:10:00</dc:date>
            </office:change-info>
            <text:p text:style-name="P9"><text:span text:style-name="T11">The psesudo code for </text:span><text:span text:style-name="T12">calculating E</text:span><text:span text:style-name="T10">R </text:span><text:span text:style-name="T12">at threshold</text:span><text:span text:style-name="T10"> </text:span><text:span text:style-name="T11">θ </text:span><text:span text:style-name="T12">(namely R</text:span><text:span text:style-name="T11">θ </text:span><text:span text:style-name="T12">) </text:span><text:span text:style-name="T11">is as below.</text:span><text:span text:style-name="T10"> </text:span><text:span text:style-name="T13">Pixel I </text:span><text:span text:style-name="T10"><text:s/>is in </text:span><text:span text:style-name="T12">R</text:span><text:span text:style-name="T11">θ</text:span><text:span text:style-name="T10"> if and only if the </text:span><text:span text:style-name="T13">value P[i]&lt;=</text:span><text:span text:style-name="T11">θ . </text:span><text:span text:style-name="T10">Neighbor[i] means the neighbor pixels of pixel I, commonly a pixel at position (x,y) has four neighborhood pixel</text:span><text:span text:style-name="T13">s</text:span><text:span text:style-name="T10">(</text:span><text:span text:style-name="T13">top:</text:span><text:span text:style-name="T10">(x-1,y),</text:span><text:span text:style-name="T13">bottom:</text:span><text:span text:style-name="T10">(x+1,y),</text:span><text:span text:style-name="T13">left:</text:span><text:span text:style-name="T10">(x,y-1),</text:span><text:span text:style-name="T13">right:</text:span><text:span text:style-name="T10">(x,y+1)), </text:span><text:span text:style-name="T14">of course</text:span><text:span text:style-name="T10"> the number changes when the pixel is on the edge of the image. </text:span><text:span text:style-name="T15">As the </text:span><text:span text:style-name="T12">R</text:span><text:span text:style-name="T11">θ </text:span><text:span text:style-name="T15">is made up by a number of regions, <text:s/>we use a </text:span><text:span text:style-name="T16"><text:s/></text:span><text:span text:style-name="T17">set R</text:span><text:span text:style-name="T18">egions</text:span><text:span text:style-name="T17">[] to store the regions.</text:span><text:span text:style-name="T15"> <text:s/></text:span><text:span text:style-name="T10">R</text:span><text:span text:style-name="T12">egions</text:span><text:span text:style-name="T10">[i] means </text:span><text:span text:style-name="T15">the </text:span><text:span text:style-name="T12">i-th region in R</text:span><text:span text:style-name="T11">θ.</text:span><text:span text:style-name="T15"> </text:span><text:span text:style-name="T12">We also use a set inRegion[], inRegion[i] represents the region </text:span><text:span text:style-name="T15">which</text:span><text:span text:style-name="T10"> the pixel </text:span><text:span text:style-name="T15">I belongs. </text:span><text:span text:style-name="T12">in</text:span><text:span text:style-name="T15">R</text:span><text:span text:style-name="T12">egion</text:span><text:span text:style-name="T15">[i] is invalid if the pixel I don't belong to any <text:s/>regions of </text:span><text:span text:style-name="T12">R</text:span><text:span text:style-name="T11">θ. </text:span><text:span text:style-name="T19"><text:s/></text:span></text:p>
            <text:p text:style-name="P10"><text:span text:style-name="T11"><text:tab/></text:span><text:span text:style-name="T20">The function AppendToRegion(n,i) incursively take neighbor pixels of pixel i into region n if they match the condition of </text:span><text:span text:style-name="T12">R</text:span><text:span text:style-name="T11">θ.</text:span></text:p>
            <text:p text:style-name="P11">Function CalcER:</text:p>
            <text:p text:style-name="P8"><text:span text:style-name="T11"><text:tab/></text:span><text:span text:style-name="T10">FOR <text:s/>I:1 to N: </text:span></text:p>
            <text:p text:style-name="P8"><text:span text:style-name="T10"><text:tab/><text:tab/><text:tab/></text:span><text:span text:style-name="T21">flag</text:span><text:span text:style-name="T10">[i]:=</text:span><text:span text:style-name="T21">false</text:span></text:p>
            <text:p text:style-name="P8"><text:span text:style-name="T11"><text:tab/></text:span><text:span text:style-name="T10">FOR <text:s/></text:span><text:span text:style-name="T11">θ:</text:span><text:span text:style-name="T10">1 to 255:</text:span></text:p>
            <text:p text:style-name="P12"><text:span text:style-name="T10"><text:tab/><text:tab/><text:tab/></text:span><text:span text:style-name="T15">FOR</text:span><text:span text:style-name="T10"> I:</text:span><text:span text:style-name="T21">=</text:span><text:span text:style-name="T10">1 to N:</text:span></text:p>
            <text:p text:style-name="P12"><text:span text:style-name="T10"><text:tab/><text:tab/><text:tab/><text:tab/></text:span><text:span text:style-name="T21">inRegion[i]:=</text:span><text:span text:style-name="T22">none</text:span></text:p>
            <text:p text:style-name="P13"><text:tab/><text:tab/><text:tab/>n:=0;</text:p>
            <text:p text:style-name="P12"><text:span text:style-name="T21"><text:tab/><text:tab/><text:tab/></text:span><text:span text:style-name="T13">Regions:=[]</text:span></text:p>
            <text:p text:style-name="P11"><text:tab/><text:tab/><text:tab/>FOR: I:=1 to N:</text:p>
            <text:p text:style-name="P12"><text:span text:style-name="T21"><text:tab/><text:tab/><text:tab/><text:tab/>if </text:span><text:span text:style-name="T10">P[i]&lt;=</text:span><text:span text:style-name="T11">θ </text:span><text:span text:style-name="T21">&amp;&amp; in</text:span><text:span text:style-name="T22">Region</text:span><text:span text:style-name="T21">[i]==</text:span><text:span text:style-name="T22">none</text:span><text:span text:style-name="T21">:</text:span></text:p>
            <text:p text:style-name="P13"><text:tab/><text:tab/><text:tab/><text:tab/><text:tab/>n:=n+1</text:p>
            <text:p text:style-name="P11"><text:tab/><text:tab/><text:tab/><text:tab/><text:tab/>AppendToRegion(n,i)</text:p>
            <text:p text:style-name="P13">Function AppendToRegion(n,i):</text:p>
            <text:p text:style-name="P12"><text:span text:style-name="T21"><text:tab/> <text:tab/></text:span><text:span text:style-name="T13">inRegion[i]:=n</text:span></text:p>
            <text:p text:style-name="P12"><text:span text:style-name="T21"><text:tab/><text:tab/></text:span><text:span text:style-name="T13">R</text:span><text:span text:style-name="T21">egion</text:span><text:span text:style-name="T13">s</text:span><text:span text:style-name="T21">[n] ← i</text:span></text:p>
            <text:p text:style-name="P13"><text:tab/><text:tab/>FOR j in Neighbor[i]:</text:p>
            <text:p text:style-name="P12"><text:span text:style-name="T21"><text:tab/><text:tab/><text:tab/>if P[j]&lt;=</text:span><text:span text:style-name="T11">θ:</text:span></text:p>
            <text:p text:style-name="P12"><text:span text:style-name="T11"><text:tab/><text:tab/><text:tab/><text:tab/></text:span><text:span text:style-name="T21">AppendToRegion(n,j)</text:span></text:p>
            <text:p text:style-name="P14"><text:tab/></text:p>
          </text:deletion>
        </text:changed-region>
        <text:changed-region xml:id="ct123862528" text:id="ct123862528">
          <text:deletion>
            <office:change-info>
              <dc:creator>Administrator </dc:creator>
              <dc:date>2014-04-22T03:52:00</dc:date>
            </office:change-info>
            <text:p text:style-name="P7"><text:s/>In this paper, we proposed a new classification algorithm to classify text regions contradict non-text regions, and a new clustering algorithm to cluster use MSER to detect connected components.</text:p>
          </text:deletion>
        </text:changed-region>
        <text:changed-region xml:id="ct46224288" text:id="ct46224288">
          <text:deletion>
            <office:change-info>
              <dc:creator>Administrator </dc:creator>
              <dc:date>2014-04-22T03:53:00</dc:date>
            </office:change-info>
            <text:p text:style-name="P7"><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E</text:p>
      <text:p text:style-name="Standard"><text:span text:style-name="T50">Real-time natural image text detection and localization algorithm</text:span><text:span text:style-name="T51"> and its usage in a web security system</text:span><text:span text:style-name="T50"> </text:span></text:p>
      <text:p text:style-name="Standard"/>
      <text:p text:style-name="P3"><text:span text:style-name="T53">【Abstract】</text:span><text:span text:style-name="T54"> </text:span></text:p>
      <text:p text:style-name="P25"><text:tab/>Extracting text information from Natural images is a hard job, It usually involves in text detection, localization and exaction. Region based methods are very popular which segment image into text candidate regions and do text exaction based on them. And since 2011, MSER region detector has shown promising </text:p>
      <text:p text:style-name="P25">is popular used to generate text regions, but the algorithm has some </text:p>
      <text:p text:style-name="P3"><text:span text:style-name="T3"><text:s text:c="3"/></text:span>Since web contains a huge amount of natural images , to analyze their text contents via OCR becomes a hard task for search engines and others like web security system. Further on, before doing OCR for web images, There is a pre-processing step -- text Localization , which highly affect the performance of OCR , especially when handling with web images, which is mainly made up with natural images. </text:p>
      <text:p text:style-name="P3"><text:span text:style-name="T3"><text:s text:c="3"/></text:span>Current text localization methods can be divided into two kinds: Connected Component based and Sliding Window based. In this paper an improved MSER method is raised . The experiments show it has high efficiency in speed and accuracy. The comparison of this method with original MSER method based on the test results of ICADR competition dataset is also demonstrated. </text:p>
      <text:p text:style-name="P3"><text:span text:style-name="T3"><text:s text:c="3"/></text:span>Further on, we have combined OCR with a push network protocol named XMPP to build a novel web security system. This system collect images from mobile clients; quickly locate the text areas in the images using our algorithm above; then do OCR to the located areas ; when sensitive information is found by the OCR, this system will push real-time web security alarm to the administrator using XMPP network protocol. </text:p>
      <text:p text:style-name="P3"><text:span text:style-name="T3"><text:s text:c="3"/></text:span>This system can be used in websites which need trace , analyze or monitor the flowing images’s informations . This system also shows its potential application advantages in web image retrieval engines. Details of the system will also be introduced below. </text:p>
      <text:p text:style-name="P26"/>
      <text:p text:style-name="P31"><text:span text:style-name="T53">【Keywords】</text:span><text:span text:style-name="T3"> </text:span>Scene Text Localizing <text:s/>Web Security <text:s/>MSER</text:p>
      <text:p text:style-name="P32">1 Introduction</text:p>
      <text:p text:style-name="P3"><text:span text:style-name="T6"><text:s text:c="3"/></text:span><text:span text:style-name="T4">The amount of images </text:span><text:span text:style-name="T5">around us and </text:span><text:span text:style-name="T4">on the internet is booming. As we know, a sizable part of </text:span><text:span text:style-name="T5">text</text:span><text:span text:style-name="T4"> information exist</text:span><text:span text:style-name="T5">s</text:span><text:span text:style-name="T4"> in the form of </text:span><text:span text:style-name="T5">images</text:span><text:span text:style-name="T4">. Many application systems, such as content-based web image search engine, video caption retrieval,</text:span><text:span text:style-name="T5"> street view analysis and translation software, </text:span><text:span text:style-name="T4">and the web images real-time monitoring system which will be mentioned in this paper below, are designed to </text:span><text:span text:style-name="T5">read and </text:span><text:span text:style-name="T4">exploit the text information. </text:span><text:span text:style-name="T5">The core component of them is the image text exaction system. </text:span></text:p>
      <text:p text:style-name="P17"><text:span text:style-name="T5"><text:tab/></text:span><text:span text:style-name="T4">Generally,</text:span><text:span text:style-name="T5">a</text:span><text:span text:style-name="T4"> image text </text:span><text:span text:style-name="T5">exaction system</text:span><text:span text:style-name="T4"> can be divided into</text:span><text:span text:style-name="T5"> two parts:</text:span><text:span text:style-name="T4"> text </text:span><text:span text:style-name="T5">detection and </text:span><text:span text:style-name="T4">localization and character recognition. </text:span></text:p>
      <text:p text:style-name="P3"><draw:g text:anchor-type="char" draw:z-index="9" draw:style-name="gr6"><draw:line draw:name="箭头 37" draw:style-name="gr7" draw:text-style-name="P58" svg:x1="6.983cm" svg:y1="1.254cm" svg:x2="7.001cm" svg:y2="2.217cm"><text:p/></draw:line><draw:custom-shape draw:style-name="gr8" draw:text-style-name="P59" svg:width="6.181cm" svg:height="0.918cm" svg:x="4.154cm" svg:y="0.353cm"><text:p/><draw:enhanced-geometry svg:viewBox="0 0 21600 21600" draw:type="rectangle" draw:enhanced-path="M 0 0 L 21600 0 21600 21600 0 21600 0 0 Z N"/></draw:custom-shape><draw:custom-shape draw:style-name="gr8" draw:text-style-name="P59" svg:width="6.026cm" svg:height="0.994cm" svg:x="4.264cm" svg:y="2.17cm"><text:p/><draw:enhanced-geometry svg:viewBox="0 0 21600 21600" draw:type="rectangle" draw:enhanced-path="M 0 0 L 21600 0 21600 21600 0 21600 0 0 Z N"/></draw:custom-shape><draw:line draw:name="箭头 28" draw:style-name="gr9" draw:text-style-name="P58" svg:x1="7.061cm" svg:y1="3.27cm" svg:x2="7.036cm" svg:y2="4.281cm"><text:p/></draw:line><draw:custom-shape draw:style-name="gr10" draw:text-style-name="P59" svg:width="8.009cm" svg:height="1.923cm" svg:x="3.29cm" svg:y="1.688cm"><text:p/><draw:enhanced-geometry svg:viewBox="0 0 21600 21600" draw:type="rectangle" draw:enhanced-path="M 0 0 L 21600 0 21600 21600 0 21600 0 0 Z N"/></draw:custom-shape><draw:custom-shape draw:style-name="gr8" draw:text-style-name="P59" svg:width="6.181cm" svg:height="0.918cm" svg:x="4.181cm" svg:y="4.332cm"><text:p/><draw:enhanced-geometry svg:viewBox="0 0 21600 21600" draw:type="rectangle" draw:enhanced-path="M 0 0 L 21600 0 21600 21600 0 21600 0 0 Z N"/></draw:custom-shape><draw:line draw:name="箭头 37" draw:style-name="gr11" draw:text-style-name="P58" svg:x1="7.061cm" svg:y1="5.253cm" svg:x2="7.061cm" svg:y2="6.126cm"><text:p/></draw:line><draw:custom-shape draw:style-name="gr8" draw:text-style-name="P59" svg:width="6.181cm" svg:height="0.918cm" svg:x="4.181cm" svg:y="6.264cm"><text:p/><draw:enhanced-geometry svg:viewBox="0 0 21600 21600" draw:type="rectangle" draw:enhanced-path="M 0 0 L 21600 0 21600 21600 0 21600 0 0 Z N"/></draw:custom-shape></draw:g><text:span text:style-name="T6"> <text:s text:c="30"/></text:span><text:span text:style-name="T5"><text:tab/><text:tab/><text:tab/><text:tab/><text:tab/><text:tab/><text:tab/><text:tab/> <text:s text:c="23"/><text:tab/> <text:s text:c="21"/></text:span><text:span text:style-name="T24">Input images</text:span></text:p>
      <text:p text:style-name="P3"/>
      <text:p text:style-name="P3"/>
      <text:p text:style-name="P42">Text detection and localization</text:p>
      <text:p text:style-name="P3"/>
      <text:p text:style-name="P27"/>
      <text:p text:style-name="P27"/>
      <text:p text:style-name="P43"><text:tab/><text:tab/><text:tab/><text:tab/><text:tab/><text:tab/><text:tab/> <text:s/>Recognition(OCR)</text:p>
      <text:p text:style-name="P27"/>
      <text:p text:style-name="P19"><text:s text:c="26"/></text:p>
      <text:p text:style-name="P29"><text:s/></text:p>
      <text:p text:style-name="P3"><text:span text:style-name="T6"><text:s text:c="29"/></text:span><text:span text:style-name="T4">OCR Results</text:span></text:p>
      <text:p text:style-name="P3"><text:span text:style-name="T1"><text:tab/><text:tab/><text:tab/><text:tab/><text:tab/></text:span><text:span text:style-name="T46">1.1 Architecture of an </text:span><text:span text:style-name="T47">text exaction</text:span><text:span text:style-name="T46"> system</text:span></text:p>
      <text:p text:style-name="P3"><text:span text:style-name="T48"><text:s text:c="5"/></text:span><text:span text:style-name="T4">As the picture 1.1 shows, a typical natural image </text:span><text:span text:style-name="T5">text exaction</text:span><text:span text:style-name="T4"> system </text:span><text:span text:style-name="T5">need</text:span><text:span text:style-name="T4"> text detection, localization as a pre-processing step in front of OCR.</text:span></text:p>
      <text:p text:style-name="P3"><text:span text:style-name="T6"><text:s text:c="4"/></text:span><text:span text:style-name="T4">While </text:span><text:span text:style-name="T5">character</text:span><text:span text:style-name="T4"> recognition has become a more and more resolvable problem, an example is that even the CAPTCHA which is designed to prevent machine from recognition is threatened by <text:s/>deciphering , text</text:span><text:span text:style-name="T5"> detection and</text:span><text:span text:style-name="T4"> localization</text:span><text:span text:style-name="T5"> </text:span><text:span text:style-name="T4">is still a problem which highly effects the quality of the finally retrieved text information from <text:s/>images</text:span><text:span text:style-name="T5">. As we know, detecting and </text:span><text:span text:style-name="T4">localizing text in an image</text:span><text:span text:style-name="T5"> </text:span><text:span text:style-name="T4">is potentially a computation-ally very expensive task as generally any of the 2</text:span><text:span text:style-name="T44">N</text:span><text:span text:style-name="T4"> subsets can correspond to text (where N is the number of pixels), the problem is equiped with high complexity.</text:span><text:span text:style-name="T5"> <text:s/>The situation goes worse with</text:span><text:span text:style-name="T4"> natural scene</text:span><text:span text:style-name="T5"> images. </text:span><text:span text:style-name="T4">Variations</text:span><text:span text:style-name="T5"> of natural scene images</text:span><text:span text:style-name="T4"> in background</text:span><text:span text:style-name="T5"> </text:span><text:span text:style-name="T4">complexity, font shape, size and color</text:span><text:span text:style-name="T5"> etc </text:span><text:span text:style-name="T4">make </text:span><text:span text:style-name="T5">detecting and localizing</text:span><text:span text:style-name="T4"> texts </text:span><text:span text:style-name="T5">quite hard</text:span><text:span text:style-name="T4">. </text:span><text:span text:style-name="T5">Therefore this problem</text:span><text:span text:style-name="T4"> has gained increasing attention in the past decade. <text:tab/> </text:span></text:p>
      <text:p text:style-name="P1"><text:change text:change-id="ct46616800"/></text:p>
      <text:p text:style-name="P2"><text:change text:change-id="ct44435536"/></text:p>
      <text:p text:style-name="P3"><text:span text:style-name="T6"><text:s text:c="2"/></text:span><text:change text:change-id="ct45323920"/><text:span text:style-name="T4">recognition</text:span><text:change text:change-id="ct46589536"/><text:span text:style-name="T4">recognition</text:span><text:change text:change-id="ct44444752"/><text:span text:style-name="T4">recognition</text:span><text:change text:change-id="ct46583152"/></text:p>
      <text:p text:style-name="P3"><text:span text:style-name="T4"><text:tab/></text:span><text:change text:change-id="ct46593648"/><text:change text:change-id="ct46593456"/><text:change text:change-id="ct46593264"/><text:change text:change-id="ct46616288"/><text:change text:change-id="ct46616096"/><text:change text:change-id="ct46615904"/><text:change text:change-id="ct45911792"/><text:change text:change-id="ct45911600"/><text:change text:change-id="ct42123952"/><text:change text:change-id="ct45364912"/><text:change text:change-id="ct45364720"/><text:change text:change-id="ct45355936"/><text:change text:change-id="ct45355744"/><text:change text:change-id="ct46573584"/><text:change text:change-id="ct46609888"/><text:change text:change-id="ct42115072"/><text:span text:style-name="T4"> </text:span><text:change-start text:change-id="ct45369408"/><text:span text:style-name="T4"><text:s text:c="6"/></text:span></text:p>
      <text:p text:style-name="P3"><text:span text:style-name="T6"><text:s text:c="4"/></text:span><text:change-end text:change-id="ct45369408"/><text:span text:style-name="T4">Currently, The existing methods of text localization and extraction algorithms can be roughly categorized into two groups: </text:span><text:change text:change-id="ct46200688"/><text:change-start text:change-id="ct45368000"/><text:span text:style-name="T5">region</text:span><text:change-end text:change-id="ct45368000"/><text:span text:style-name="T4">-based and connected component (CC)-based[</text:span><text:bookmark-start text:name="_Ref32455"/><text:span text:style-name="尾注引用1"><text:span text:style-name="T55"><text:note text:id="ftn1" text:note-class="endnote"><text:note-citation>i</text:note-citation><text:note-body><text:p text:style-name="P33"><text:s/><text:span text:style-name="T56">X.-C. Yin, <text:s/>X.-W. Yin, K.-Z. Huang, and H.-W. Hao,“Robust Text Detection in Natural Scene Images,”IEEE Trans. <text:s/>Pattern Analysis And Machine Intelligence,vol. , no. ,</text:span></text:p></text:note-body></text:note></text:span></text:span><text:bookmark-end text:name="_Ref32455"/><text:span text:style-name="T4">].</text:span></text:p>
      <text:p text:style-name="P4"><text:span text:style-name="T6"><text:s text:c="3"/></text:span><text:change text:change-id="ct42123056"/><text:change-start text:change-id="ct45246176"/><text:span text:style-name="T5">Region</text:span><text:change-end text:change-id="ct45246176"/><text:span text:style-name="T4">-based</text:span><text:change text:change-id="ct45246368"/><text:span text:style-name="T4"> methods</text:span><text:change-start text:change-id="ct42124144"/><text:span text:style-name="T5"> </text:span><text:change-end text:change-id="ct42124144"/><text:change-start text:change-id="ct45243888"/><text:span text:style-name="T5">eliminate the background from the text based on the text's texture. These methods</text:span><text:change-end text:change-id="ct45243888"/><text:span text:style-name="T4"> usually use a sliding window to get local regions from an image, extract a feature vector from the regions and use classifiers to estimate the possibility of text existence. Finally text are extracted from</text:span><text:change-start text:change-id="ct44393024"/><text:span text:style-name="T5"> text candidate</text:span><text:change-end text:change-id="ct44393024"/><text:span text:style-name="T4"> regions and merged to generate final text blocks. </text:span><text:change text:change-id="ct45912688"/><text:span text:style-name="T4">Most time patch based methods yield good text locali</text:span><text:change-start text:change-id="ct46619248"/><text:span text:style-name="T4">z</text:span><text:change-end text:change-id="ct46619248"/><text:change text:change-id="ct46619440"/><text:span text:style-name="T4">ation results. But they don't directly address the issue of text segmentation, so text extraction should be performed as </text:span><text:change-start text:change-id="ct46619664"/><text:span text:style-name="T4">a further ste</text:span><text:change-end text:change-id="ct46619664"/><text:change text:change-id="ct46619856"/><text:change-start text:change-id="ct46620464"/><text:span text:style-name="T4">p before</text:span><text:change-end text:change-id="ct46620464"/><text:change text:change-id="ct46594432"/><text:span text:style-name="T4"> </text:span><text:change text:change-id="ct46622976"/><text:span text:style-name="T4">text recognition</text:span><text:change text:change-id="ct46621408"/><text:span text:style-name="T4">.</text:span><text:span text:style-name="T57"><office:annotation><dc:creator>Administrator</dc:creator><dc:date>2014-04-14T15:43:00</dc:date><text:p text:style-name="P55"><text:span text:style-name="T70">删除</text:span></text:p></office:annotation></text:span><text:change-start text:change-id="ct45389744"/><text:span text:style-name="T1"> </text:span><text:span text:style-name="T4">And th</text:span><text:change-end text:change-id="ct45389744"/><text:change-start text:change-id="ct43904192"/><text:span text:style-name="T4">ese </text:span><text:change-end text:change-id="ct43904192"/><text:change-start text:change-id="ct43885824"/><text:span text:style-name="T4">method usually</text:span><text:change-end text:change-id="ct43885824"/><text:change-start text:change-id="ct46595328"/><text:span text:style-name="T4"> </text:span><text:change-end text:change-id="ct46595328"/><text:change-start text:change-id="ct43886400"/><text:span text:style-name="T4">need a large number of training set of text and non-text samples to train the classifier. They also need to scan the image at different scales which slow down the speed.</text:span><text:change-end text:change-id="ct43886400"/></text:p>
      <text:p text:style-name="P4"><text:span text:style-name="T4"><text:tab/></text:span><text:change text:change-id="ct45811280"/><text:change-start text:change-id="ct46601616"/><text:span text:style-name="T5">connected component </text:span><text:change-end text:change-id="ct46601616"/><text:change text:change-id="ct44435872"/><text:change-start text:change-id="ct45660496"/><text:span text:style-name="T4">based</text:span><text:change-end text:change-id="ct45660496"/><text:span text:style-name="T4"> methods [</text:span><text:span text:style-name="尾注引用1"><text:span text:style-name="T55"><text:note text:id="ftn2" text:note-class="endnote"><text:note-citation>ii</text:note-citation><text:note-body><text:p text:style-name="P3"><text:span text:style-name="尾注文本_20_Char_20_Char"><text:s/></text:span><text:span text:style-name="T45">B. Epshtein, E. Ofek, and Y.Wexler. Detecting text in natural scenes with stroke width transform. In CVPR 2010, pages 2963 –2970.</text:span></text:p></text:note-body></text:note></text:span></text:span><text:span text:style-name="T4">, </text:span><text:span text:style-name="尾注引用1"><text:span text:style-name="T55"><text:note text:id="ftn3" text:note-class="endnote"><text:note-citation>iii</text:note-citation><text:note-body><text:p text:style-name="Endnote"><text:s/>L. Neumann and J. Matas. A method for text localization and<text:span text:style-name="T1"> </text:span>recognition in real-world images. In ACCV 2010, volume IV<text:span text:style-name="T1"> </text:span>of LNCS 6495, pages 2067–2078, November 2010.</text:p></text:note-body></text:note></text:span></text:span><text:span text:style-name="T4">, </text:span><text:span text:style-name="尾注引用1"><text:span text:style-name="T55"><text:note text:id="ftn4" text:note-class="endnote"><text:note-citation>iv</text:note-citation><text:note-body><text:p text:style-name="Endnote"><text:s/>L. Neumann and J. Matas. Text localization in real-world<text:span text:style-name="T1"> </text:span>images using efficiently pruned exhaustive search. In ICDAR<text:span text:style-name="T1"> </text:span>2011, pages 687–691, 2011.</text:p></text:note-body></text:note></text:span></text:span><text:span text:style-name="T4">, </text:span><text:span text:style-name="尾注引用1"><text:span text:style-name="T55"><text:note text:id="ftn5" text:note-class="endnote"><text:note-citation>v</text:note-citation><text:note-body><text:p text:style-name="Endnote"><text:s/>Y.-F. Pan, X. Hou, and C.-L. Liu. Text localization in natural<text:span text:style-name="T1"> </text:span>scene images based on conditional random field. In ICDAR<text:span text:style-name="T1"> </text:span>2009, pages 6–10. IEEE Computer Society, 2009.</text:p></text:note-body></text:note></text:span></text:span><text:span text:style-name="T4">] typically </text:span><text:change text:change-id="ct46596400"/><text:change-start text:change-id="ct43895056"/><text:span text:style-name="T5">detect</text:span><text:change-end text:change-id="ct43895056"/><text:change-start text:change-id="ct45385376"/><text:span text:style-name="T5"> CCs from the image with</text:span><text:change-end text:change-id="ct45385376"/><text:change-start text:change-id="ct45390176"/><text:span text:style-name="T5"> </text:span><text:change-end text:change-id="ct45390176"/><text:change-start text:change-id="ct45244608"/><text:span text:style-name="T5">approaches</text:span><text:change-end text:change-id="ct45244608"/><text:change-start text:change-id="ct45395440"/><text:span text:style-name="T5"> like edge detection, color clustering, or stroke width transform. </text:span><text:change-end text:change-id="ct45395440"/><text:change text:change-id="ct44393216"/><text:span text:style-name="T4"><text:s/></text:span><text:change-start text:change-id="ct45388336"/><text:span text:style-name="T5">Then </text:span><text:change-end text:change-id="ct45388336"/><text:span text:style-name="T5"><text:s text:c="2"/></text:span><text:change-start text:change-id="ct45913808"/><text:span text:style-name="T5">group </text:span><text:change-end text:change-id="ct45913808"/><text:span text:style-name="T4">the pixels into</text:span><text:change text:change-id="ct45380768"/><text:change-start text:change-id="ct45382416"/><text:span text:style-name="T5"> </text:span><text:change-end text:change-id="ct45382416"/><text:span text:style-name="T4">regions using text candidate detectors, </text:span><text:change text:change-id="ct45383600"/><text:span text:style-name="T4">classify out of text regions using classifiers, and group extracted regions together into words or sentences. Its grouping strategy is based on the suppose that pixels belonging to the same character have some similar properties, for example color, gradient, stroke width and so on. Connected component based methods can do word or character segmentation as well, which can be used in following OCR step. The other advantage is that</text:span><text:soft-page-break/><text:span text:style-name="T4"> it is more independent to the text’s properties, such as range of scales, font style, font family , orientations etc, than sliding window methods. In this way its complexity is more stable when handling with various texts in the web images. Their disadvantage is a sensitivity to clutter and occlusions that change connected component structure. For example, when text strokes is not continuously connected but dotted, these methods will lose efficacy. And these methods often lose characters in words.</text:span></text:p>
      <text:p text:style-name="P4"><text:span text:style-name="T6"><text:s text:c="4"/></text:span><text:span text:style-name="T4">There are also some hybrid methods proposed. Dr. Pan [</text:span><text:span text:style-name="尾注引用1"><text:span text:style-name="T55"><text:note text:id="ftn6" text:note-class="endnote"><text:note-citation>vi</text:note-citation><text:note-body><text:p text:style-name="P3"><text:s/><text:span text:style-name="T45">Y.-F. Pan, X. Hou, and C.-L. Liu, “A hybrid approach to detect and localize texts in natural scene images,” IEEE Trans. Image Processing, vol. 20, no. 3, pp. 800–813, 2011.</text:span></text:p></text:note-body></text:note></text:span></text:span><text:span text:style-name="T4">] who uses a sliding region detector to detect text candidates and then extracts connected components as character candidates by local binarization. Non-characters are eliminated using a Conditional Random Fields model. In the end character candidates are merged into text. This method has high accuracy but its procedure is too complexed.</text:span></text:p>
      <text:p text:style-name="P6"><text:span text:style-name="T6"><text:s text:c="3"/></text:span><text:span text:style-name="T4"><text:tab/>Recently, Many papers [</text:span><text:span text:style-name="尾注引用_20_Char"><text:span text:style-name="T4"><text:note text:id="ftn7" text:note-class="endnote"><text:note-citation text:label="1">1</text:note-citation><text:note-body><text:p text:style-name="Endnote"><text:span text:style-name="WW-尾标符">2</text:span>unzhao Shi, Chunheng Wang ,Baihua Xiao, Yang Zhang, Song Gao, “Scene text detection using graph model built upon maximally stable extremal regions”, In Pattern Recognition Letters 34 , 2013</text:p></text:note-body></text:note></text:span></text:span><text:span text:style-name="尾注引用_20_Char"><text:span text:style-name="T4">2</text:span></text:span><text:span text:style-name="T4">] use Maximally Stable Extreme Regions</text:span><text:change-start text:change-id="ct42115264"/><text:span text:style-name="T4"> </text:span><text:change-end text:change-id="ct42115264"/><text:span text:style-name="T4">(MSERs) [</text:span><text:span text:style-name="Endnote_20_Characters"><text:span text:style-name="T7"><text:note text:id="ftn8" text:note-class="endnote"><text:note-citation>vii</text:note-citation><text:note-body><text:p text:style-name="Endnote"><text:s/><text:span text:style-name="T56">J. Matas, O. Chum, M. Urban, and T. Pajdla, “Robust wide baseline stereo from maximally stable extremal regions,” in Proc. British Machine Vision Conference, vol. 1, 2002, pp. 384–393.</text:span></text:p></text:note-body></text:note></text:span></text:span><text:span text:style-name="T4">] based methods , some of them have reported good performance on the ICDAR 2011 Robust Reading Competition</text:span><text:change-start text:change-id="ct44404016"/><text:span text:style-name="T4"> (which focus on the problem of detecting and recognizing scene text. </text:span><text:change-end text:change-id="ct44404016"/><text:change-start text:change-id="ct44381696"/><text:span text:style-name="T4">)</text:span><text:change-end text:change-id="ct44381696"/><text:span text:style-name="T4"> Data</text:span><text:change-start text:change-id="ct43880896"/><text:span text:style-name="T4">set</text:span><text:change-end text:change-id="ct43880896"/><text:change text:change-id="ct46584992"/><text:span text:style-name="T4"> [</text:span><text:span text:style-name="Endnote_20_Characters"><text:span text:style-name="T7"><text:note text:id="ftn9" text:note-class="endnote"><text:note-citation>viii</text:note-citation><text:note-body><text:p text:style-name="Endnote"><text:s/><text:span text:style-name="T56">A. Shahab, F. Shafait, and A. Dengel, “ICDAR 2011 robust reading competition challenge 2: Reading text in scene images,” in Proc. Int. Conf. Document Analysis and Recognition, 2011, pp. 1491–1496.</text:span></text:p></text:note-body></text:note></text:span></text:span><text:span text:style-name="T4">]. An MSER is an particular case of an Extremal Region whose size remains virtually unchanged over a range of thresholds. MSERs methods are based on connected component analysis, but they use MSERs as text character candidate</text:span><text:change-start text:change-id="ct45390368"/><text:span text:style-name="T4"> detectio</text:span><text:change-end text:change-id="ct45390368"/><text:span text:style-name="T4">r</text:span><text:change text:change-id="ct45246560"/><text:span text:style-name="T4"> to detect and extract from an image the text candidate regions. <text:s/></text:span><text:span text:style-name="T40">A MSER is a region which has extremal property of intensity than its outer boundary, this property is very effective, as <text:s/>text regions typically have a higher contrast <text:s text:c="2"/>in the image <text:s/>in order to be easily read by humans [</text:span><text:span text:style-name="T40"><text:note-ref text:note-class="endnote" text:reference-format="page" text:ref-name="ftn10">9</text:note-ref></text:span><text:span text:style-name="T41">]</text:span><text:span text:style-name="T40">.</text:span><text:span text:style-name="T4">An example of MSER implemention is the VLFeat MSER feature detector &lt;http://www.vlfeat.org/overview/mser.html&gt;. The MSER algorithm has parameters such as “MaxArea”,“MinArea”,which filters out the regions within the interval [MinArea,MaxArea] .</text:span></text:p>
      <text:p text:style-name="P6"><text:span text:style-name="T4"><text:tab/></text:span><text:span text:style-name="T36">MSER based methods have </text:span><text:span text:style-name="T37">several</text:span><text:span text:style-name="T36"> problems. </text:span><text:span text:style-name="T4"><text:s/></text:span><text:change-start text:change-id="ct45394704"/><text:span text:style-name="T4">First, it doesn't work well on</text:span><text:change-end text:change-id="ct45394704"/><text:span text:style-name="T4"> blurry images </text:span><text:change text:change-id="ct44393856"/><text:change-start text:change-id="ct45383824"/><text:span text:style-name="T4">or</text:span><text:change-end text:change-id="ct45383824"/><text:span text:style-name="T4"> characters with low contrast, so a good image preprocessing algorithm such as binarization is very important. </text:span><text:change-start text:change-id="ct45398992"/><text:span text:style-name="T4">; </text:span><text:change-end text:change-id="ct45398992"/><text:change-start text:change-id="ct45400240"/><text:span text:style-name="T4">Second</text:span><text:change-end text:change-id="ct45400240"/><text:change text:change-id="ct45400800"/><text:change text:change-id="ct45400576"/><text:span text:style-name="T4"> as the MSER algorithm detects a larg</text:span><text:change-start text:change-id="ct45405632"/><text:span text:style-name="T4">e</text:span><text:change-end text:change-id="ct45405632"/><text:change text:change-id="ct45406112"/><text:span text:style-name="T4"> number of non-characters, </text:span><text:change-start text:change-id="ct45406336"/><text:span text:style-name="T4">most of the character candidates need to be removed before further processing </text:span><text:change-end text:change-id="ct45406336"/><text:span text:style-name="T4">so it calls for a good classifer in the following step, which classifies <text:s/>non-text regions out of the candidate regions.</text:span><text:change-start text:change-id="ct45408704"/><text:span text:style-name="T4">; </text:span><text:change-end text:change-id="ct45408704"/><text:change-start text:change-id="ct45412544"/><text:span text:style-name="T4">Third</text:span><text:change-end text:change-id="ct45412544"/><text:change-start text:change-id="ct45411088"/><text:span text:style-name="T4">, the algorithm</text:span><text:change-end text:change-id="ct45411088"/><text:change-start text:change-id="ct45417920"/><text:span text:style-name="T4"> lose a large nu</text:span><text:change-end text:change-id="ct45417920"/><text:change-start text:change-id="ct45419136"/><text:span text:style-name="T4">mber of </text:span><text:change-end text:change-id="ct45419136"/><text:span text:style-name="T4">small sized </text:span><text:change-start text:change-id="ct45417616"/><text:span text:style-name="T4">characters </text:span><text:change-end text:change-id="ct45417616"/><text:span text:style-name="T4">or</text:span><text:change-start text:change-id="ct45414464"/><text:span text:style-name="T4"> </text:span><text:change-end text:change-id="ct45414464"/><text:span text:style-name="T4">character blocks</text:span><text:change-start text:change-id="ct42047984"/><text:span text:style-name="T4"> when the text density is high</text:span><text:change-end text:change-id="ct42047984"/><text:span text:style-name="T4"> and the “MinArea” parameter is not set appropriately, so if the parameters can be set self-adapting according to different images , the performance will be much better</text:span><text:change-start text:change-id="ct42048768"/><text:span text:style-name="T4">,</text:span><text:change-end text:change-id="ct42048768"/><text:span text:style-name="T4"> Finally, like other connected component based algorithms, the algorithm need a good <text:s/>region clustering algorithm to cluster the text regions into words or sentences. </text:span><text:change text:change-id="ct42059568"/><text:span text:style-name="T4">.</text:span><text:change-start text:change-id="ct42049872"/><text:span text:style-name="T4"> </text:span><text:change-end text:change-id="ct42049872"/><text:change-start text:change-id="ct42050064"/><text:span text:style-name="T4">In conclusion, the methods'</text:span><text:change-end text:change-id="ct42050064"/><text:change-start text:change-id="ct42051264"/><text:span text:style-name="T4"> accuracy still has a big improving space.</text:span><text:change-end text:change-id="ct42051264"/><text:change-start text:change-id="ct42052480"/><text:span text:style-name="T4"> <text:s/></text:span><text:change-end text:change-id="ct42052480"/></text:p>
      <text:p text:style-name="P4"><text:span text:style-name="T4"><text:tab/></text:span><text:change text:change-id="ct393016944"/></text:p>
      <text:p text:style-name="P4"><text:span text:style-name="T6"><text:s text:c="3"/></text:span><text:span text:style-name="T4">The latest research by Dr. Yin [</text:span><text:span text:style-name="T4"><text:bookmark-ref text:reference-format="text" text:ref-name="_RefF0">错误：引用源未找到</text:bookmark-ref></text:span><text:span text:style-name="T4">] proposes a robust and accurate MSER based scene text detection method. They prune the MSER method by reducing the text candidates accurately, improve the algorithm to cluster characters into words using machine learning, use character classifier to remove non-text candidates . Their text detection system achieves an excellent performance. </text:span></text:p>
      <text:p text:style-name="P28"><text:tab/></text:p>
      <text:p text:style-name="P3"><text:span text:style-name="T6"><text:s/></text:span><text:change text:change-id="ct46031328"/><text:change text:change-id="ct44388672"/><text:change text:change-id="ct43894832"/><text:change text:change-id="ct44426800"/><text:change text:change-id="ct43818416"/><text:change text:change-id="ct43886080"/><text:change text:change-id="ct45911984"/><text:change text:change-id="ct42051728"/><text:change text:change-id="ct44382800"/><text:change-start text:change-id="ct45658864"/><text:span text:style-name="T4"><text:s/></text:span><text:change-end text:change-id="ct45658864"/><text:change-start text:change-id="ct46590144"/><text:span text:style-name="T4">In this paper, </text:span><text:change-end text:change-id="ct46590144"/><text:span text:style-name="T4">we present an improved </text:span><text:change text:change-id="ct43893936"/><text:span text:style-name="T4">MSER text </text:span><text:change-start text:change-id="ct45352464"/><text:span text:style-name="T4">localization</text:span><text:change-end text:change-id="ct45352464"/><text:change text:change-id="ct45408464"/><text:span text:style-name="T4"> algorithm</text:span><text:change-start text:change-id="ct44439600"/><text:span text:style-name="T4"> </text:span><text:change-end text:change-id="ct44439600"/><text:span text:style-name="T4">, which will </text:span><text:change-start text:change-id="ct45915584"/><text:span text:style-name="T4">lower</text:span><text:change-end text:change-id="ct45915584"/><text:change-start text:change-id="ct46030944"/><text:span text:style-name="T4"> the lost rate of character in </text:span><text:change-end text:change-id="ct46030944"/><text:change-start text:change-id="ct43882688"/><text:span text:style-name="T4">words and text line in documents, and on the other hand it </text:span><text:change-end text:change-id="ct43882688"/><text:change-start text:change-id="ct43886592"/><text:span text:style-name="T4">will </text:span><text:change-end text:change-id="ct43886592"/><text:span text:style-name="T4">balance the speed with the accuracy.</text:span><text:change text:change-id="ct45412272"/><text:change text:change-id="ct45912880"/><text:change text:change-id="ct45658080"/></text:p>
      <text:p text:style-name="P35"><text:span text:style-name="T66"><text:s text:c="2"/>[] proposed <text:s/>a real-time scene image text localization algorithm based on ER classification. Their method first extract ER(extremal regions) and ER descriptors in a fast and incremental computed <text:s/>way , then the extracted Ers' descriptors are <text:s/>served as features for <text:s/>classification algorithm to detect text candidate regions. <text:s/>Their experiments show their proposed method have p</text:span><text:span text:style-name="T69">roblems when handling with: (a) Characters with no contrast. (b) Multiple characters joined together. (c) A single letter (the claim that the McDonald’s logo is a letter “M” as defined by the annotation is questionable)</text:span></text:p>
      <text:p text:style-name="P3"><text:span text:style-name="T6"><text:s text:c="3"/></text:span><text:span text:style-name="T4">The following sectors are organized as follows: In sector II we will describe <text:s/>our improved real-time text detection and localization algorithm. In sector III we will make experiments to demonstrate its efficiency and accuracy in processing scene images. We will also make comparisons between our algorithm and the typical MSER</text:span><text:change-start text:change-id="ct44397408"/><text:span text:style-name="T4"> based</text:span><text:change-end text:change-id="ct44397408"/><text:span text:style-name="T4"> algorithms</text:span><text:span text:style-name="T57"><office:annotation><dc:creator>Administrator</dc:creator><dc:date>2014-04-14T17:21:00</dc:date><text:p text:style-name="P55"><text:span text:style-name="T70">还有别的一些可以比较的方法</text:span></text:p></office:annotation></text:span><text:span text:style-name="T4">. In sector IV we will </text:span><text:change-start text:change-id="ct45412736"/><text:span text:style-name="T4">describe</text:span><text:change-end text:change-id="ct45412736"/><text:change text:change-id="ct45412928"/><text:span text:style-name="T4"> our web security system, which use our algorithm, details about its design, usage and the actual </text:span><text:change-start text:change-id="ct43878016"/><text:span text:style-name="T4">experiment </text:span><text:change-end text:change-id="ct43878016"/><text:span text:style-name="T4">results will be demonstrated. Then in sector V we will make a summary of our work.</text:span></text:p>
      <text:p text:style-name="P2"/>
      <text:p text:style-name="P2">2 High speed text localization and extraction algorithm<text:change-start text:change-id="ct43907904"/></text:p>
      <text:p text:style-name="P7"><text:s text:c="2"/><text:change-end text:change-id="ct43907904"/><text:change text:change-id="ct43905408"/></text:p>
      <text:p text:style-name="P7"><text:s text:c="2"/><text:change text:change-id="ct46583728"/></text:p>
      <text:p text:style-name="P3"><text:span text:style-name="T6"><text:s/></text:span><text:span text:style-name="T4">In this paper , first we proposed an improved self-adapting parameter MSER algorithm, which will automatically adapt its “minArea” and “maxArea” according to the former MSER outputs of a special image, </text:span><text:change text:change-id="ct43878208"/><text:span text:style-name="T4">after tuning the self-adapting procession can be efficient enough. On the other hand, self-adapting helps improve the recall rate of text regions with various stroke size. <text:s/>Second, we developed a classifier to classify out text regions, and reduce the repeating ERs from MSER. Finally, we created a clustering algorithm</text:span><text:change-start text:change-id="ct45387648"/><text:span text:style-name="T4"> to cluster text regions</text:span><text:change-end text:change-id="ct45387648"/><text:span text:style-name="T4"> into words and sentences. The result will be demonstrated in Section III</text:span><text:change-start text:change-id="ct45385568"/><text:span text:style-name="T4">.</text:span><text:change-end text:change-id="ct45385568"/><text:span text:style-name="T4"> </text:span><text:change text:change-id="ct44448288"/><text:change text:change-id="ct43881328"/><text:change-start text:change-id="ct45390560"/></text:p>
      <text:p text:style-name="P3"><text:span text:style-name="T4">A </text:span><text:change-end text:change-id="ct45390560"/><text:span text:style-name="T11">Quick</text:span><text:span text:style-name="T4"> MSER </text:span><text:span text:style-name="T11">Algorithm</text:span></text:p>
      <text:p text:style-name="P3"><text:span text:style-name="Strong_20_Emphasis"><text:span text:style-name="T59"><text:s text:c="2"/></text:span></text:span><text:span text:style-name="T61"><text:s/></text:span><text:span text:style-name="T39">Maximally Stable Extremal Regions (MSER)</text:span><text:span text:style-name="T60"> </text:span><text:span text:style-name="T4">is a feature detector,An MSER is a </text:span><text:span text:style-name="T39">stable </text:span><text:span text:style-name="T4">connected component of some level sets of the image. A stable region has a small variation. And MSER regions are "maximally stable", meaning that they have a lower variation than the regions one level below or above. even if an extremal region is maximally stable, it might be rejected if: it is too big (parameter MaxArea),it is too small (parameter MinArea),it is too unstable (parameter MaxVariation),it is too similar to its parent MSER (parameter MinDiversity). Among the paramters, MSER algorithm highly rely on the <text:s/>“minArea” and “maxArea”, which will limit the search range of text candidate regions. if “minArea” is set too small, then a large amount <text:s/>of tiny non-text regions will be detected. On the contrary, if “minArea” is set too big, a </text:span><text:span text:style-name="T4">lot of regions will be ignored by the detection. What is more, since natural images have various texural features, the stroke width can range from very big to very small. In this way, we can hardly find a universal parameter “minArea” to fit with all the natural images' text detection.</text:span></text:p>
      <text:p text:style-name="P23"><text:span text:style-name="T4"><text:tab/></text:span><text:span text:style-name="T26">As proposed by <text:s/>Zimmerman and Matas [</text:span><text:span text:style-name="T26"><text:note text:id="ftn11" text:note-class="endnote"><text:note-citation>ix</text:note-citation><text:note-body><text:p text:style-name="P54">J. Matas and K. Zimmermann. A new class of learnable de- tectors for categorisation. In Image Analysis, volume 3540 of LNCS, pages 541–550. 2005.</text:p></text:note-body></text:note></text:span><text:span text:style-name="T26">],</text:span><text:span text:style-name="T11">it is possible to use a particular class of descriptors and ex-ploit the inclusion relation between ERs to incrementally </text:span></text:p>
      <text:p text:style-name="P38">compute descriptor values.</text:p>
      <text:p text:style-name="P38"><text:tab/>An extremal Region (ER) is a region whose outer boundary pixels have strictly higher values than the region itself . And an ER of threshold θ(R θ) is such an region: ∀p ∈ R, q ∈ ∂R : C(q) &gt; θ ≥C(p).</text:p>
      <text:p text:style-name="P8"><text:span text:style-name="T11"><text:tab/></text:span><text:span text:style-name="T10">Since the ER at threshold θ is formed as a union of one or more (or none) ERs at threshold θ − 1 and pixels of value θ, i.e. r = u ∈ Rθ−1 ∪ p ∈ D : C(p) = θ , where Rθ−1 denotes set of ERs at threshold θ − 1. This induces an inclusion relation amongst ERs where a single ER has one or more predecessor ERs (or no predecessor if it contains only pixels of a single value) and exactly one successor ER (the ultimate successor is the ER at threshold 255 which contains all pixels in the image).</text:span></text:p>
      <text:p text:style-name="P8"><text:span text:style-name="T10"><text:tab/></text:span><text:change text:change-id="ct112703616"/></text:p>
      <text:p text:style-name="P9"><text:span text:style-name="T11"><text:tab/></text:span><text:change text:change-id="ct112141184"/></text:p>
      <text:p text:style-name="P35"><text:soft-page-break/><text:span text:style-name="T66"><text:tab/></text:span></text:p>
      <text:p text:style-name="P35"><text:span text:style-name="T68"/></text:p>
      <text:p text:style-name="P3"><text:span text:style-name="T4">B </text:span></text:p>
      <text:p text:style-name="P7"><text:change text:change-id="ct123862528"/><text:change text:change-id="ct46224288"/></text:p>
      <text:p text:style-name="P2">B. Regions clustering</text:p>
      <text:p text:style-name="P2"/>
      <text:p text:style-name="P2">3 Experiments</text:p>
      <text:p text:style-name="P2"/>
      <text:p text:style-name="P2">4 Web security System</text:p>
      <text:p text:style-name="P2"><text:span text:style-name="T3"><text:s text:c="3"/></text:span>To make use of our text localization algorithm in real scene, for example in a web image analyzing and mining system, we have designed and built up a web image based security system. This system innovatively combines image content analysis (OCR) with push web service to create a real-time web image information’s monitoring. </text:p>
      <text:p text:style-name="P2"><text:span text:style-name="T3"><text:s text:c="3"/></text:span>This system has two key procedures . First, do image content analysis(OCR) with massive amount of web images, in this step we used our text localizing algorithm as a pre-processing of traditional OCR, and it highly improve the efficiency and accuracy of OCR performance to web images. The second step is detecting the OCR’s output and pushing notifications and alarms to the special staff or machine if special content is found.</text:p>
      <text:p text:style-name="P3"><text:span text:style-name="T6"><text:s text:c="3"/></text:span><text:span text:style-name="T4">In the system architecture, scene images are collected from mobile clients in the form of SNS instant messages. Then images are dispatched to our real-time text detection instance to detect and localize the text in scene images . The detected text </text:span><text:soft-page-break/><text:span text:style-name="T4">regions are organized and input into OCR engine for text recognition. Finally recognized OCR results are scanned by alarm instance, if certain content is found, this instance will push a security alarm to the web security admin’s mobile client.</text:span></text:p>
      <text:p text:style-name="P21"/>
      <text:p text:style-name="P2"/>
      <text:p text:style-name="P2"><draw:g text:anchor-type="char" draw:z-index="8" draw:style-name="gr1"><draw:frame draw:style-name="gr2" draw:text-style-name="P56" svg:width="2.484cm" svg:height="0.692cm" svg:x="2.205cm" svg:y="5.664cm"><draw:text-box><text:p text:style-name="P56"><text:span text:style-name="T71">Text regions</text:span></text:p></draw:text-box></draw:frame><draw:frame draw:style-name="gr2" draw:text-style-name="P56" svg:width="2.112cm" svg:height="0.775cm" svg:x="3.729cm" svg:y="3.26cm"><draw:text-box><text:p text:style-name="P56"><text:span text:style-name="T72"><text:s text:c="2"/></text:span><text:span text:style-name="T72">Image</text:span></text:p><text:p text:style-name="P56"><text:span text:style-name="T70"/></text:p></draw:text-box></draw:frame><draw:frame draw:style-name="gr2" draw:text-style-name="P57" svg:width="3.391cm" svg:height="0.77cm" svg:x="2.593cm" svg:y="0.905cm"><draw:text-box><text:p text:style-name="P57"><text:span text:style-name="T72">scene images <text:s text:c="10"/></text:span></text:p></draw:text-box></draw:frame><draw:frame draw:style-name="gr2" draw:text-style-name="P57" svg:width="2.742cm" svg:height="1.103cm" svg:x="8.984cm" svg:y="1.837cm"><draw:text-box><text:p text:style-name="P57"><text:span text:style-name="T72">Security alarm </text:span><text:span text:style-name="T73"><text:s text:c="2"/></text:span><text:span text:style-name="T72">notifications</text:span></text:p></draw:text-box></draw:frame><draw:frame draw:style-name="gr2" draw:text-style-name="P56" svg:width="2.779cm" svg:height="0.682cm" svg:x="7.575cm" svg:y="5.888cm"><draw:text-box><text:p text:style-name="P56"><text:span text:style-name="T72">OCR results</text:span></text:p></draw:text-box></draw:frame><draw:line draw:style-name="gr3" draw:text-style-name="P58" svg:x1="2.293cm" svg:y1="0.792cm" svg:x2="3.69cm" svg:y2="1.912cm"><text:p/></draw:line><draw:frame draw:style-name="gr4" draw:text-style-name="P57" svg:width="3.26cm" svg:height="0.745cm" svg:x="1.334cm" svg:y="0.034cm"><draw:text-box><text:p text:style-name="P57"><text:span text:style-name="T74">Mobile</text:span><text:span text:style-name="T75"> App client</text:span></text:p></draw:text-box></draw:frame><draw:frame draw:style-name="gr4" draw:text-style-name="P57" svg:width="4.216cm" svg:height="0.745cm" svg:x="7.386cm" svg:y="0.085cm"><draw:text-box><text:p text:style-name="P57"><text:span text:style-name="T75">Security Admin client</text:span></text:p></draw:text-box></draw:frame><draw:line draw:name="箭头 45" draw:style-name="gr5" draw:text-style-name="P58" svg:x1="8.954cm" svg:y1="4.581cm" svg:x2="8.954cm" svg:y2="0.875cm"><text:p/></draw:line><draw:line draw:style-name="gr3" draw:text-style-name="P58" svg:x1="4.066cm" svg:y1="5.431cm" svg:x2="5.701cm" svg:y2="6.516cm"><text:p/></draw:line><draw:frame draw:style-name="gr4" draw:text-style-name="P57" svg:width="3.26cm" svg:height="0.765cm" svg:x="2.265cm" svg:y="4.59cm"><draw:text-box><text:p text:style-name="P57"><text:span text:style-name="T75">Text Detection</text:span></text:p></draw:text-box></draw:frame><draw:line draw:style-name="gr3" draw:text-style-name="P58" svg:x1="6.341cm" svg:y1="6.483cm" svg:x2="7.893cm" svg:y2="5.435cm"><text:p/></draw:line><draw:frame draw:style-name="gr4" draw:text-style-name="P57" svg:width="4.73cm" svg:height="0.826cm" svg:x="1.916cm" svg:y="1.974cm"><draw:text-box><text:p text:style-name="P57"><text:span text:style-name="T75"><text:s/></text:span><text:span text:style-name="T75">Image Collection</text:span><text:span text:style-name="T74"> Server</text:span><text:span text:style-name="T75"> Server</text:span></text:p></draw:text-box></draw:frame><draw:frame draw:style-name="gr4" draw:text-style-name="P57" svg:width="3.255cm" svg:height="0.733cm" svg:x="6.966cm" svg:y="4.641cm"><draw:text-box><text:p text:style-name="P57"><text:span text:style-name="T75">Alarm Instance</text:span><text:span text:style-name="T72"> </text:span></text:p></draw:text-box></draw:frame><draw:line draw:style-name="gr3" draw:text-style-name="P58" svg:x1="3.99cm" svg:y1="2.858cm" svg:x2="3.99cm" svg:y2="4.513cm"><text:p/></draw:line><draw:frame draw:style-name="gr4" draw:text-style-name="P57" svg:width="2.719cm" svg:height="0.844cm" svg:x="4.468cm" svg:y="6.532cm"><draw:text-box><text:p text:style-name="P57"><text:span text:style-name="T75">OCR </text:span><text:span text:style-name="T74">Engine</text:span></text:p></draw:text-box></draw:frame></draw:g></text:p>
      <text:p text:style-name="P2"/>
      <text:p text:style-name="P2"/>
      <text:p text:style-name="P2"/>
      <text:p text:style-name="P2"><text:tab/></text:p>
      <text:p text:style-name="P2"><text:tab/></text:p>
      <text:p text:style-name="P2"/>
      <text:p text:style-name="P7"><text:s/></text:p>
      <text:p text:style-name="P2"/>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宋体"/>
    <style:font-face style:name="NimbusRomNo9L-Regu" svg:font-family="NimbusRomNo9L-Regu, 'Times New Roman'"/>
    <style:font-face style:name="OpenSymbol" svg:font-family="OpenSymbol, 宋体"/>
    <style:font-face style:name="DejaVu Sans Mono" svg:font-family="'DejaVu Sans Mono', 宋体" style:font-family-generic="modern"/>
    <style:font-face style:name="长城楷体" svg:font-family="长城楷体, 宋体" style:font-family-generic="modern"/>
    <style:font-face style:name="黑体" svg:font-family="黑体, SimHei" style:font-family-generic="modern"/>
    <style:font-face style:name="DejaVu Sans1" svg:font-family="'DejaVu Sans'" style:font-family-generic="swiss"/>
    <style:font-face style:name="DejaVu Sans" svg:font-family="'DejaVu Sans', 宋体" style:font-family-generic="swiss"/>
    <style:font-face style:name="Liberation Sans" svg:font-family="'Liberation Sans', 宋体" style:font-family-generic="swiss"/>
    <style:font-face style:name="DejaVu Sans3" svg:font-family="'DejaVu Sans'" style:font-pitch="variable"/>
    <style:font-face style:name="宋体" svg:font-family="宋体, SimSun" style:font-pitch="variable"/>
    <style:font-face style:name="AR PL UMing CN" svg:font-family="'AR PL UMing CN'"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draw:stroke-dash draw:name="Dash_20_10" draw:display-name="Dash 10" draw:style="rect" draw:dots2="1" draw:dots2-length="0.28cm" draw:distance="0.105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CN" fo:font-size="12pt" fo:language="en" fo:country="US"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size="10pt" style:font-name-asian="宋体" style:font-size-asian="10pt" style:font-name-complex="Times New Roman"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default-outline-level="1" style:class="text">
      <style:paragraph-properties fo:keep-with-next="always">
        <style:tab-stops>
          <style:tab-stop style:position="0.762cm"/>
        </style:tab-stops>
      </style:paragraph-properties>
      <style:text-properties fo:font-size="14pt" fo:font-style="italic" fo:font-weight="bold" style:font-name-asian="长城楷体" style:font-size-asian="14pt" style:font-style-asian="italic" style:font-weight-asian="bold"/>
    </style:style>
    <style:style style:name="Heading_20_2" style:display-name="Heading 2" style:family="paragraph" style:parent-style-name="Standard" style:next-style-name="Text_20_body_20_indent" style:default-outline-level="2" style:class="text">
      <style:paragraph-properties fo:keep-with-next="always">
        <style:tab-stops>
          <style:tab-stop style:position="1.016cm"/>
        </style:tab-stops>
      </style:paragraph-properties>
      <style:text-properties fo:font-style="italic" fo:font-weight="bold" style:font-name-asian="长城楷体" style:font-style-asian="italic" style:font-weight-asian="bold"/>
    </style:style>
    <style:style style:name="Heading_20_3" style:display-name="Heading 3" style:family="paragraph" style:parent-style-name="Standard" style:next-style-name="Standard" style:default-outline-level="3" style:class="text">
      <style:paragraph-properties fo:margin-top="0.459cm" fo:margin-bottom="0.459cm" style:contextual-spacing="false" fo:line-height="170%" fo:keep-together="always" fo:keep-with-next="always">
        <style:tab-stops>
          <style:tab-stop style:position="1.27cm"/>
        </style:tab-stops>
      </style:paragraph-properties>
      <style:text-properties fo:font-size="16pt" fo:font-weight="bold" style:font-size-asian="16pt" style:font-weight-asian="bold"/>
    </style:style>
    <style:style style:name="Endnote" style:family="paragraph" style:parent-style-name="Standard" style:class="extra">
      <style:paragraph-properties fo:text-align="start" style:justify-single-word="false" style:snap-to-layout-grid="false"/>
      <style:text-properties style:font-name="Times New Roman" fo:font-size="10.5pt" style:font-name-asian="Times New Roman" style:font-size-asian="10.5pt" style:font-name-complex="Times New Roman"/>
    </style:style>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1" style:display-name="Contents 1" style:family="paragraph" style:parent-style-name="Standard" style:next-style-name="Standard" style:class="index">
      <style:paragraph-properties>
        <style:tab-stops>
          <style:tab-stop style:position="15.483cm" style:type="right" style:leader-style="dotted" style:leader-text="."/>
        </style:tab-stops>
      </style:paragraph-properties>
      <style:text-properties style:font-name="宋体" fo:font-size="14pt" style:font-size-asian="14pt" style:font-name-complex="宋体"/>
    </style:style>
    <style:style style:name="Text_20_body_20_indent" style:display-name="Text body indent" style:family="paragraph" style:parent-style-name="Standard" style:class="text">
      <style:paragraph-properties fo:margin-left="0cm" fo:margin-right="0cm" fo:text-indent="0.741cm" style:auto-text-indent="false"/>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style>
    <style:style style:name="批注框文本" style:family="paragraph" style:parent-style-name="Standard">
      <style:text-properties fo:font-size="9pt" style:font-size-asian="9pt" style:font-size-complex="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DejaVu Sans" style:font-size-asian="14pt" style:font-name-complex="Lohit Hindi2" style:font-size-complex="14pt"/>
    </style:style>
    <style:style style:name="Index_20__28_user_29_" style:display-name="Index (user)" style:family="paragraph" style:parent-style-name="Standard">
      <style:paragraph-properties text:number-lines="false" text:line-number="0"/>
      <style:text-properties style:font-name-complex="Lohit Hindi2"/>
    </style:style>
    <style:style style:name="标题1" style:family="paragraph" style:parent-style-name="Standard" style:next-style-name="Text_20_body">
      <style:paragraph-properties fo:margin-top="0.423cm" fo:margin-bottom="0.212cm" style:contextual-spacing="false" fo:keep-with-next="always"/>
      <style:text-properties style:font-name="DejaVu Sans" fo:font-size="14pt" style:font-name-asian="DejaVu Sans" style:font-size-asian="14pt" style:font-name-complex="Lohit Hindi2" style:font-size-complex="14pt"/>
    </style:style>
    <style:style style:name="题注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标题_20_Char_20_Char" style:display-name="标题 Char Char" style:family="paragraph" style:parent-style-name="Standard" style:next-style-name="Text_20_body">
      <style:paragraph-properties fo:margin-top="0.423cm" fo:margin-bottom="0.212cm" style:contextual-spacing="false" fo:keep-with-next="always"/>
      <style:text-properties style:font-name="DejaVu Sans" fo:font-size="14pt" style:font-name-asian="DejaVu Sans" style:font-size-asian="14pt" style:font-name-complex="Lohit Hindi2" style:font-size-complex="14pt"/>
    </style:style>
    <style:style style:name="Frame_20_contents" style:display-name="Frame contents" style:family="paragraph" style:parent-style-name="Text_20_body" style:class="extra"/>
    <style:style style:name="批注文字1" style:family="paragraph" style:parent-style-name="Standard">
      <style:paragraph-properties fo:text-align="start" style:justify-single-word="false"/>
    </style:style>
    <style:style style:name="Frame_20_contents_20__28_user_29_" style:display-name="Frame contents (user)" style:family="paragraph" style:parent-style-name="Text_20_body"/>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默认段落字体"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默认段落字体_20_Char" style:display-name="默认段落字体 Char" style:family="text"/>
    <style:style style:name="Internet_20_link" style:display-name="Internet link" style:family="text" style:parent-style-name="默认段落字体_20_Char">
      <style:text-properties fo:color="#0000ff"/>
    </style:style>
    <style:style style:name="Strong_20_Emphasis" style:display-name="Strong Emphasis" style:family="text">
      <style:text-properties fo:font-style="italic" style:font-style-asian="italic" style:font-style-complex="italic"/>
    </style:style>
    <style:style style:name="目录_20_1_20_Char_20_Char" style:display-name="目录 1 Char Char" style:family="text">
      <style:text-properties style:font-name="宋体" fo:font-size="14pt" style:font-size-asian="14pt" style:font-name-complex="宋体"/>
    </style:style>
    <style:style style:name="目录_20_3_20_Char_20_Char" style:display-name="目录 3 Char Char" style:family="text"/>
    <style:style style:name="目录_20_2_20_Char_20_Char" style:display-name="目录 2 Char Char" style:family="text"/>
    <style:style style:name="WW-尾标符" style:family="text" style:parent-style-name="默认段落字体_20_Char">
      <style:text-properties style:text-position="super 58%"/>
    </style:style>
    <style:style style:name="WW-脚注符" style:family="text"/>
    <style:style style:name="尾注文本_20_Char_20_Char" style:display-name="尾注文本 Char Char" style:family="text">
      <style:text-properties style:font-name="Times New Roman" fo:font-size="10.5pt" style:font-name-asian="Times New Roman" style:font-size-asian="10.5pt" style:font-name-complex="Times New Roman"/>
    </style:style>
    <style:style style:name="脚注引用1" style:family="text">
      <style:text-properties style:text-position="super 58%"/>
    </style:style>
    <style:style style:name="尾注引用1" style:family="text">
      <style:text-properties style:text-position="0% 100%" style:font-name="Times New Roman" fo:font-size="12pt" style:font-name-asian="Times New Roman" style:font-size-asian="12pt" style:font-name-complex="Times New Roman"/>
    </style:style>
    <style:style style:name="Endnote_20_Characters" style:display-name="Endnote Characters" style:family="text">
      <style:text-properties style:text-position="super 58%"/>
    </style:style>
    <style:style style:name="Footnote_20_Characters" style:display-name="Footnote Characters" style:family="text">
      <style:text-properties style:text-position="super 58%"/>
    </style:style>
    <style:style style:name="Source_20_Text_20__28_user_29_" style:display-name="Source Text (user)" style:family="text">
      <style:text-properties style:font-name="DejaVu Sans Mono" style:font-name-asian="DejaVu Sans Mono" style:font-name-complex="DejaVu Sans Mono"/>
    </style:style>
    <style:style style:name="Bullets" style:family="text">
      <style:text-properties style:font-name="OpenSymbol" style:font-name-asian="OpenSymbol" style:font-name-complex="OpenSymbol"/>
    </style:style>
    <style:style style:name="尾注引用_20_Char" style:display-name="尾注引用 Char" style:family="text">
      <style:text-properties style:text-position="super 58%"/>
    </style:style>
    <style:style style:name="脚注引用_20_Char" style:display-name="脚注引用 Cha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sian="宋体"/>
    </style:style>
    <style:style style:name="MP2" style:family="paragraph" style:parent-style-name="Header">
      <style:paragraph-properties fo:text-align="end" style:justify-single-word="false" fo:padding-left="0cm" fo:padding-right="0cm" fo:padding-top="0.035cm" fo:padding-bottom="0cm" fo:border-left="none" fo:border-right="none" fo:border-top="0.51pt solid #000000" fo:border-bottom="none"/>
      <style:text-properties fo:font-size="14pt" style:font-size-asian="14pt"/>
    </style:style>
    <style:style style:name="M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02cm" fo:border="none">
        <style:background-image/>
      </style:graphic-properties>
    </style:style>
    <style:page-layout style:name="Mpm1">
      <style:page-layout-properties fo:page-width="21.001cm" fo:page-height="29.7cm" style:num-format="a" style:print-orientation="portrait" fo:margin-top="1.27cm" fo:margin-bottom="1.27cm" fo:margin-left="3.175cm" fo:margin-right="3.175cm" fo:background-color="#ffffff" style:writing-mode="lr-tb" style:layout-grid-color="#c0c0c0" style:layout-grid-lines="49" style:layout-grid-base-height="0.55cm" style:layout-grid-ruby-height="0cm" style:layout-grid-mode="li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MP1"/>
        <text:p text:style-name="MP2"/>
        <text:p text:style-name="Header"/>
      </style:header>
      <style:footer>
        <text:p text:style-name="Footer"><draw:frame draw:style-name="Mfr1" draw:name="框1" text:anchor-type="char" svg:x="7.255cm" svg:y="0cm" svg:width="0.134cm" svg:height="0.342cm" draw:z-index="7"><draw:text-box><text:p text:style-name="Footer"><text:page-number text:select-page="current">h</text:page-number></text:p></draw:text-box></draw:frame></text:p>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ghly </dc:title>
    <meta:creation-date>2007-05-28T05:10:00</meta:creation-date>
    <dc:date>2014-05-04T15:49:00</dc:date>
    <meta:editing-cycles>17</meta:editing-cycles>
    <meta:editing-duration>P2DT5H19M57S</meta:editing-duration>
    <meta:generator>LibreOffice/4.0.2.2$Linux_X86_64 LibreOffice_project/400m0$Build-2</meta:generator>
    <meta:document-statistic meta:table-count="0" meta:image-count="0" meta:object-count="0" meta:page-count="9" meta:paragraph-count="73" meta:word-count="2613" meta:character-count="16388" meta:non-whitespace-character-count="13550"/>
    <meta:user-defined meta:name="KSOProductBuildVer">2052-8.1.0.3166</meta:user-defined>
  </office:meta>
</office:document-meta>
</file>